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081cm" svg:stroke-color="#1c1c1c" draw:marker-start-width="0.321cm" draw:marker-end-width="0.321cm" draw:fill-color="#ffffff" draw:textarea-horizontal-align="justify" draw:textarea-vertical-align="middle" draw:auto-grow-height="false" fo:min-height="1.188cm" fo:min-width="0.938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88cm" fo:min-width="0.938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88cm" fo:min-width="0.973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draw:stroke="dash" draw:stroke-dash="Dash" svg:stroke-width="0.081cm" svg:stroke-color="#1c1c1c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Dash" svg:stroke-width="0.081cm" svg:stroke-color="#1c1c1c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Dash" svg:stroke-width="0.081cm" svg:stroke-color="#1c1c1c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Dash" svg:stroke-width="0.081cm" svg:stroke-color="#1c1c1c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Dash" svg:stroke-width="0.081cm" svg:stroke-color="#1c1c1c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Dash" svg:stroke-width="0.081cm" svg:stroke-color="#1c1c1c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draw:stroke="dash" draw:stroke-dash="Dash" svg:stroke-width="0.081cm" svg:stroke-color="#1c1c1c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1c1c1c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1c1c1c" draw:marker-start-width="0.321cm" draw:marker-end="Arrowheads_20_13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1c1c1c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1c1c1c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1c1c1c" draw:marker-start-width="0.321cm" draw:marker-end="Arrowheads_20_16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1c1c1c" draw:marker-start-width="0.321cm" draw:marker-end="Arrowheads_20_17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7" style:family="graphic" style:parent-style-name="objectwithoutfill">
      <style:graphic-properties svg:stroke-width="0.081cm" svg:stroke-color="#1c1c1c" draw:marker-start-width="0.321cm" draw:marker-end="Arrowheads_20_18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objectwithoutfill">
      <style:graphic-properties svg:stroke-width="0.081cm" svg:stroke-color="#1c1c1c" draw:marker-start-width="0.321cm" draw:marker-end="Arrowheads_20_19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1c1c1c" draw:marker-start-width="0.321cm" draw:marker-end-width="0.321cm" draw:fill-color="#ff972f" draw:textarea-horizontal-align="justify" draw:textarea-vertical-align="middle" draw:auto-grow-height="false" fo:min-height="1.655cm" fo:min-width="3.945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objectwithoutfill">
      <style:graphic-properties svg:stroke-width="0.081cm" svg:stroke-color="#1c1c1c" draw:marker-start-width="0.321cm" draw:marker-end="Arrowheads_20_20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1c1c1c" draw:marker-start-width="0.321cm" draw:marker-end="Arrowheads_20_21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1c1c1c" draw:marker-start-width="0.321cm" draw:marker-end="Arrowheads_20_22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1c1c1c" draw:marker-start-width="0.321cm" draw:marker-end="Arrowheads_20_23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1c1c1c" draw:marker-start-width="0.321cm" draw:marker-end-width="0.321cm" draw:fill-color="#ff972f" draw:textarea-horizontal-align="justify" draw:textarea-vertical-align="middle" draw:auto-grow-height="false" fo:min-height="1.575cm" fo:min-width="3.865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036cm" fo:min-width="4.199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956cm" fo:min-width="4.119cm" fo:padding-top="0.165cm" fo:padding-bottom="0.165cm" fo:padding-left="0.29cm" fo:padding-right="0.29cm"/>
      <style:paragraph-properties style:writing-mode="lr-tb"/>
    </style:style>
    <style:style style:name="gr29" style:family="graphic" style:parent-style-name="objectwithoutfill">
      <style:graphic-properties svg:stroke-width="0.081cm" svg:stroke-color="#1c1c1c" draw:marker-start-width="0.321cm" draw:marker-end="Arrowheads_20_25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1c1c1c" draw:marker-start-width="0.321cm" draw:marker-end="Arrowheads_20_26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1c1c1c" draw:marker-start-width="0.321cm" draw:marker-end="Arrowheads_20_27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9.468cm" fo:min-width="9.218cm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81cm" svg:stroke-color="#1c1c1c" draw:marker-start-width="0.321cm" draw:marker-end="Arrowheads_20_28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1cm" svg:stroke-color="#1c1c1c" draw:marker-start-width="0.321cm" draw:marker-end="Arrowheads_20_29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1cm" svg:stroke-color="#1c1c1c" draw:marker-start-width="0.321cm" draw:marker-end="Arrowheads_20_30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1c1c1c" draw:marker-start-width="0.321cm" draw:marker-end-width="0.321cm" draw:fill-color="#ff972f" draw:textarea-horizontal-align="justify" draw:textarea-vertical-align="middle" draw:auto-grow-height="false" fo:min-height="1.956cm" fo:min-width="3.865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/>
      <style:text-properties style:font-name="Roboto" fo:font-size="12pt"/>
    </style:style>
    <style:style style:name="P2" style:family="paragraph">
      <loext:graphic-properties draw:fill-color="#ffffff"/>
      <style:paragraph-properties fo:text-align="center"/>
      <style:text-properties style:font-name="Roboto" fo:font-size="12pt"/>
    </style:style>
    <style:style style:name="P3" style:family="paragraph">
      <loext:graphic-properties draw:fill="none"/>
      <style:paragraph-properties fo:text-align="center"/>
      <style:text-properties style:font-name="Roboto" fo:font-size="12pt"/>
    </style:style>
    <style:style style:name="P4" style:family="paragraph">
      <style:text-properties style:font-name="Roboto" fo:font-size="12pt" style:font-size-asian="14pt" style:font-size-complex="14pt"/>
    </style:style>
    <style:style style:name="P5" style:family="paragraph">
      <loext:graphic-properties draw:fill="none" draw:fill-color="#ffffff"/>
      <style:text-properties style:font-name="Roboto" fo:font-size="12pt" style:font-size-asian="14pt" style:font-size-complex="14pt"/>
    </style:style>
    <style:style style:name="P6" style:family="paragraph">
      <style:paragraph-properties fo:text-align="center"/>
      <style:text-properties style:font-name="Roboto" fo:font-size="16pt" style:font-size-asian="16pt" style:font-size-complex="16pt"/>
    </style:style>
    <style:style style:name="P7" style:family="paragraph">
      <loext:graphic-properties draw:fill-color="#ff972f"/>
      <style:paragraph-properties fo:text-align="center"/>
      <style:text-properties style:font-name="Roboto" fo:font-size="16pt" style:font-size-asian="16pt" style:font-size-complex="16pt"/>
    </style:style>
    <style:style style:name="P8" style:family="paragraph">
      <loext:graphic-properties draw:fill="none" draw:fill-color="#ffffff"/>
      <style:text-properties style:font-name="Roboto" fo:font-size="16pt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style:font-name="Roboto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ffffff"/>
      <style:paragraph-properties fo:text-align="center"/>
      <style:text-properties style:font-name="Roboto" fo:font-size="16pt" style:font-size-asian="16pt" style:font-size-complex="16pt"/>
    </style:style>
    <style:style style:name="P12" style:family="paragraph">
      <loext:graphic-properties draw:fill="none" draw:fill-color="#ffffff"/>
      <style:text-properties style:font-name="Roboto" fo:font-weight="bold" style:font-weight-asian="bold" style:font-weight-complex="bold"/>
    </style:style>
    <style:style style:name="T1" style:family="text">
      <style:text-properties style:font-name="Roboto" fo:font-size="16pt" style:font-size-asian="16pt" style:font-size-complex="16pt"/>
    </style:style>
    <style:style style:name="T2" style:family="text">
      <style:text-properties style:font-name="Roboto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Robo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2.032cm" svg:x="10.144cm" svg:y="3.726cm">
          <text:p text:style-name="P1">Seven<text:line-break/>Phas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032cm" svg:height="2.032cm" svg:x="7.68cm" svg:y="1.21cm">
          <text:p text:style-name="P1">Problem<text:line-break/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032cm" svg:height="2.032cm" svg:x="10.931cm" svg:y="0.372cm">
          <draw:glue-point draw:id="12" svg:x="4.876cm" svg:y="1.373cm"/>
          <text:p text:style-name="P1">Analy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2.032cm" svg:height="2.032cm" svg:x="13.37cm" svg:y="2.48cm">
          <draw:glue-point draw:id="12" svg:x="-2.125cm" svg:y="-4.625cm"/>
          <draw:glue-point draw:id="13" svg:x="0.374cm" svg:y="5.009cm"/>
          <text:p text:style-name="P1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032cm" svg:height="2.032cm" svg:x="13.395cm" svg:y="5.553cm">
          <text:p text:style-name="P1">Imp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6" draw:id="id6" draw:layer="layout" svg:width="2.083cm" svg:height="2.032cm" svg:x="10.779cm" svg:y="7.255cm">
          <draw:glue-point draw:id="12" svg:x="-4.387cm" svg:y="2.5cm"/>
          <text:p text:style-name="P1">System<text:line-break/>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2.083cm" svg:height="2.032cm" svg:x="7.858cm" svg:y="6.62cm">
          <text:p text:style-name="P1">Accept-<text:line-break/>ance<text:line-break/>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2.083cm" svg:height="2.032cm" svg:x="6.537cm" svg:y="3.953cm">
          <draw:glue-point draw:id="12" svg:x="-0.484cm" svg:y="-5cm"/>
          <text:p text:style-name="P1">Deliv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0.144cm" svg:y1="4.742cm" svg:x2="8.62cm" svg:y2="4.969cm" draw:start-shape="id1" draw:start-glue-point="6" draw:end-shape="id2" draw:end-glue-point="10" svg:d="M10144 4742l-1524 227" svg:viewBox="0 0 1525 228">
          <text:p/>
        </draw:connector>
        <draw:connector draw:style-name="gr5" draw:text-style-name="P3" draw:layer="layout" draw:type="line" svg:x1="10.441cm" svg:y1="4.023cm" svg:x2="9.415cm" svg:y2="2.945cm" draw:start-shape="id1" draw:start-glue-point="5" draw:end-shape="id3" draw:end-glue-point="9" svg:d="M10441 4023l-1026-1078" svg:viewBox="0 0 1027 1079">
          <text:p/>
        </draw:connector>
        <draw:connector draw:style-name="gr6" draw:text-style-name="P3" draw:layer="layout" draw:type="line" svg:x1="11.16cm" svg:y1="3.726cm" svg:x2="11.947cm" svg:y2="2.404cm" draw:start-shape="id1" draw:start-glue-point="4" draw:end-shape="id4" svg:d="M11160 3726l787-1322" svg:viewBox="0 0 788 1323">
          <text:p/>
        </draw:connector>
        <draw:connector draw:style-name="gr7" draw:text-style-name="P3" draw:layer="layout" draw:type="line" svg:x1="11.879cm" svg:y1="5.461cm" svg:x2="13.692cm" svg:y2="5.85cm" draw:start-shape="id1" draw:start-glue-point="9" draw:end-shape="id5" draw:end-glue-point="5" svg:d="M11879 5461l1813 389" svg:viewBox="0 0 1814 390">
          <text:p/>
        </draw:connector>
        <draw:connector draw:style-name="gr8" draw:text-style-name="P3" draw:layer="layout" draw:type="line" svg:x1="11.16cm" svg:y1="5.758cm" svg:x2="11.821cm" svg:y2="7.255cm" draw:start-shape="id1" draw:start-glue-point="8" draw:end-shape="id6" draw:end-glue-point="4" svg:d="M11160 5758l661 1497" svg:viewBox="0 0 662 1498">
          <text:p/>
        </draw:connector>
        <draw:connector draw:style-name="gr9" draw:text-style-name="P3" draw:layer="layout" draw:type="line" svg:x1="10.441cm" svg:y1="5.461cm" svg:x2="9.636cm" svg:y2="6.917cm" draw:start-shape="id1" draw:start-glue-point="7" draw:end-shape="id7" draw:end-glue-point="11" svg:d="M10441 5461l-805 1456" svg:viewBox="0 0 806 1457">
          <text:p/>
        </draw:connector>
        <draw:connector draw:style-name="gr10" draw:text-style-name="P3" draw:layer="layout" draw:type="line" svg:x1="12.176cm" svg:y1="4.742cm" svg:x2="13.667cm" svg:y2="4.215cm" draw:start-shape="id1" draw:start-glue-point="10" draw:end-shape="id8" draw:end-glue-point="7" svg:d="M12176 4742l1491-527" svg:viewBox="0 0 1492 528">
          <text:p/>
        </draw:connector>
        <draw:connector draw:style-name="gr11" draw:text-style-name="P3" draw:layer="layout" draw:type="line" svg:x1="8.163cm" svg:y1="6.917cm" svg:x2="7.579cm" svg:y2="5.985cm" draw:start-shape="id7" draw:start-glue-point="5" draw:end-shape="id2" draw:end-glue-point="8" svg:d="M8163 6917l-584-932" svg:viewBox="0 0 585 933">
          <text:p/>
        </draw:connector>
        <draw:connector draw:style-name="gr12" draw:text-style-name="P3" draw:layer="layout" draw:type="line" svg:x1="7.478cm" svg:y1="3.953cm" svg:x2="7.977cm" svg:y2="2.945cm" draw:start-shape="id2" draw:start-glue-point="12" draw:end-shape="id3" draw:end-glue-point="7" svg:d="M7478 3953l499-1008" svg:viewBox="0 0 500 1009">
          <text:p/>
        </draw:connector>
        <draw:connector draw:style-name="gr13" draw:text-style-name="P3" draw:layer="layout" draw:type="line" svg:x1="9.415cm" svg:y1="1.507cm" svg:x2="10.931cm" svg:y2="1.388cm" draw:start-shape="id3" draw:start-glue-point="11" draw:end-shape="id4" draw:end-glue-point="6" svg:d="M9415 1507l1516-119" svg:viewBox="0 0 1517 120">
          <text:p/>
        </draw:connector>
        <draw:connector draw:style-name="gr14" draw:text-style-name="P3" draw:layer="layout" draw:type="line" svg:x1="12.937cm" svg:y1="1.666cm" svg:x2="13.955cm" svg:y2="2.557cm" draw:start-shape="id4" draw:start-glue-point="12" draw:end-shape="id8" draw:end-glue-point="12" svg:d="M12937 1666l1018 891" svg:viewBox="0 0 1019 892">
          <text:p/>
        </draw:connector>
        <draw:connector draw:style-name="gr15" draw:text-style-name="P3" draw:layer="layout" draw:type="line" svg:x1="14.461cm" svg:y1="4.512cm" svg:x2="14.411cm" svg:y2="5.553cm" draw:start-shape="id8" draw:start-glue-point="13" draw:end-shape="id5" draw:end-glue-point="4" svg:d="M14461 4512l-50 1041" svg:viewBox="0 0 51 1042">
          <text:p/>
        </draw:connector>
        <draw:connector draw:style-name="gr16" draw:text-style-name="P3" draw:layer="layout" draw:type="line" svg:x1="13.692cm" svg:y1="7.288cm" svg:x2="12.862cm" svg:y2="8.271cm" draw:start-shape="id5" draw:start-glue-point="7" draw:end-shape="id6" draw:end-glue-point="10" svg:d="M13692 7288l-830 983" svg:viewBox="0 0 831 984">
          <text:p/>
        </draw:connector>
        <draw:connector draw:style-name="gr17" draw:text-style-name="P3" draw:layer="layout" draw:type="line" svg:x1="10.907cm" svg:y1="8.779cm" svg:x2="9.636cm" svg:y2="8.355cm" draw:start-shape="id6" draw:start-glue-point="12" draw:end-shape="id7" draw:end-glue-point="9" svg:d="M10907 8779l-1271-424" svg:viewBox="0 0 1272 425">
          <text:p/>
        </draw:connector>
        <draw:frame draw:style-name="gr18" draw:text-style-name="P5" xml:id="id9" draw:id="id9" draw:layer="layout" svg:width="3.076cm" svg:height="1.243cm" svg:x="3.275cm" svg:y="2.618cm">
          <draw:text-box>
            <text:p text:style-name="P4">Modification<text:line-break/>Request (MR)</text:p>
          </draw:text-box>
        </draw:frame>
        <draw:connector draw:style-name="gr19" draw:text-style-name="P3" draw:layer="layout" draw:type="line" svg:x1="6.351cm" svg:y1="3.239cm" svg:x2="7.977cm" svg:y2="2.945cm" draw:start-shape="id9" draw:start-glue-point="1" draw:end-shape="id3" draw:end-glue-point="7" svg:d="M6351 3239l1626-294" svg:viewBox="0 0 1627 295">
          <text:p/>
        </draw:connector>
        <draw:custom-shape draw:style-name="gr20" draw:text-style-name="P7" xml:id="id11" draw:id="id11" draw:layer="layout" svg:width="4.445cm" svg:height="1.905cm" svg:x="8.976cm" svg:y="15.716cm">
          <text:p text:style-name="P6">Problem<text:line-break/>Identification</text:p>
          <draw:enhanced-geometry svg:viewBox="0 0 21600 21600" draw:type="rectangle" draw:enhanced-path="M 0 0 L 21600 0 21600 21600 0 21600 0 0 Z N"/>
        </draw:custom-shape>
        <draw:frame draw:style-name="gr21" draw:text-style-name="P8" xml:id="id13" draw:id="id13" draw:layer="layout" svg:width="6.526cm" svg:height="1.563cm" svg:x="7.935cm" svg:y="11.784cm">
          <draw:text-box>
            <text:p><text:span text:style-name="T1">Uniqu</text:span><text:span text:style-name="T1">ely </text:span><text:span text:style-name="T1">identif</text:span><text:span text:style-name="T1">y MR</text:span><text:span text:style-name="T1"><text:line-break/></text:span><text:span text:style-name="T1">Enter </text:span><text:span text:style-name="T1">MR </text:span><text:span text:style-name="T1">into </text:span><text:span text:style-name="T1">reposi</text:span><text:span text:style-name="T1">tory</text:span></text:p>
          </draw:text-box>
        </draw:frame>
        <draw:frame draw:style-name="gr21" draw:text-style-name="P8" xml:id="id14" draw:id="id14" draw:layer="layout" svg:width="7.411cm" svg:height="2.875cm" svg:x="7.493cm" svg:y="19.785cm">
          <draw:text-box>
            <text:p><text:span text:style-name="T1">No. of </text:span><text:span text:style-name="T1">MR </text:span><text:span text:style-name="T1">submitt</text:span><text:span text:style-name="T1">als</text:span><text:span text:style-name="T1"><text:line-break/></text:span><text:span text:style-name="T1">No. Of </text:span><text:span text:style-name="T1">duplicat</text:span><text:span text:style-name="T1">e Mrs</text:span><text:span text:style-name="T1"><text:line-break/></text:span><text:span text:style-name="T1">Time </text:span><text:span text:style-name="T1">expende</text:span><text:span text:style-name="T1">d for </text:span><text:span text:style-name="T1">problem</text:span><text:span text:style-name="T1"><text:line-break/></text:span><text:span text:style-name="T1"> <text:s text:c="3"/></text:span><text:span text:style-name="T1">validatio</text:span><text:span text:style-name="T1">n</text:span></text:p>
          </draw:text-box>
        </draw:frame>
        <draw:frame draw:style-name="gr21" draw:text-style-name="P8" xml:id="id12" draw:id="id12" draw:layer="layout" svg:width="6.471cm" svg:height="1.563cm" svg:x="16.935cm" svg:y="15.887cm">
          <draw:text-box>
            <text:p><text:span text:style-name="T1">V</text:span><text:span text:style-name="T1">ali</text:span><text:span text:style-name="T1">d</text:span><text:span text:style-name="T1">at</text:span><text:span text:style-name="T1">e</text:span><text:span text:style-name="T1">d </text:span><text:span text:style-name="T1">M</text:span><text:span text:style-name="T1">R</text:span><text:span text:style-name="T1"><text:line-break/></text:span><text:span text:style-name="T1">Pr</text:span><text:span text:style-name="T1">o</text:span><text:span text:style-name="T1">c</text:span><text:span text:style-name="T1">e</text:span><text:span text:style-name="T1">s</text:span><text:span text:style-name="T1">s </text:span><text:span text:style-name="T1">d</text:span><text:span text:style-name="T1">et</text:span><text:span text:style-name="T1">er</text:span><text:span text:style-name="T1">m</text:span><text:span text:style-name="T1">in</text:span><text:span text:style-name="T1">at</text:span><text:span text:style-name="T1">io</text:span><text:span text:style-name="T1">n</text:span><text:span text:style-name="T1">s</text:span></text:p>
          </draw:text-box>
        </draw:frame>
        <draw:frame draw:style-name="gr21" draw:text-style-name="P8" xml:id="id10" draw:id="id10" draw:layer="layout" svg:width="3.927cm" svg:height="1.563cm" svg:x="0.936cm" svg:y="15.887cm">
          <draw:text-box>
            <text:p><text:span text:style-name="T1">M</text:span><text:span text:style-name="T1">o</text:span><text:span text:style-name="T1">di</text:span><text:span text:style-name="T1">fi</text:span><text:span text:style-name="T1">c</text:span><text:span text:style-name="T1">at</text:span><text:span text:style-name="T1">io</text:span><text:span text:style-name="T1">n</text:span><text:span text:style-name="T1"><text:line-break/></text:span><text:span text:style-name="T1">R</text:span><text:span text:style-name="T1">e</text:span><text:span text:style-name="T1">q</text:span><text:span text:style-name="T1">u</text:span><text:span text:style-name="T1">e</text:span><text:span text:style-name="T1">st </text:span><text:span text:style-name="T1">(</text:span><text:span text:style-name="T1">M</text:span><text:span text:style-name="T1">R)</text:span></text:p>
          </draw:text-box>
        </draw:frame>
        <draw:connector draw:style-name="gr22" draw:text-style-name="P9" draw:layer="layout" draw:type="line" svg:x1="4.863cm" svg:y1="16.668cm" svg:x2="8.976cm" svg:y2="16.668cm" draw:start-shape="id10" draw:start-glue-point="1" draw:end-shape="id11" draw:end-glue-point="3" svg:d="M4863 16668h4113" svg:viewBox="0 0 4114 1">
          <text:p/>
        </draw:connector>
        <draw:connector draw:style-name="gr23" draw:text-style-name="P9" draw:layer="layout" draw:type="line" svg:x1="13.421cm" svg:y1="16.668cm" svg:x2="16.935cm" svg:y2="16.668cm" draw:start-shape="id11" draw:start-glue-point="1" draw:end-shape="id12" draw:end-glue-point="3" svg:d="M13421 16668h3514" svg:viewBox="0 0 3515 1">
          <text:p/>
        </draw:connector>
        <draw:connector draw:style-name="gr24" draw:text-style-name="P9" draw:layer="layout" draw:type="line" svg:x1="11.198cm" svg:y1="13.347cm" svg:x2="11.198cm" svg:y2="15.716cm" draw:start-shape="id13" draw:start-glue-point="2" draw:end-shape="id11" draw:end-glue-point="0" svg:d="M11198 13347v2369" svg:viewBox="0 0 1 2370">
          <text:p/>
        </draw:connector>
        <draw:connector draw:style-name="gr25" draw:text-style-name="P9" draw:layer="layout" draw:type="line" svg:x1="11.198cm" svg:y1="17.621cm" svg:x2="11.198cm" svg:y2="19.785cm" draw:start-shape="id11" draw:start-glue-point="2" draw:end-shape="id14" draw:end-glue-point="0" svg:d="M11198 17621v2164" svg:viewBox="0 0 1 2165">
          <text:p/>
        </draw:connector>
        <draw:frame draw:style-name="gr21" draw:text-style-name="P10" draw:layer="layout" svg:width="2.695cm" svg:height="0.907cm" svg:x="13.654cm" svg:y="15.759cm">
          <draw:text-box>
            <text:p><text:span text:style-name="T2">OUTPUT</text:span></text:p>
          </draw:text-box>
        </draw:frame>
        <draw:frame draw:style-name="gr21" draw:text-style-name="P10" draw:layer="layout" svg:width="2.149cm" svg:height="0.907cm" svg:x="5.555cm" svg:y="15.76cm">
          <draw:text-box>
            <text:p><text:span text:style-name="T2">INPUT</text:span></text:p>
          </draw:text-box>
        </draw:frame>
        <draw:frame draw:style-name="gr21" draw:text-style-name="P10" draw:layer="layout" svg:width="3.05cm" svg:height="0.907cm" svg:x="8.156cm" svg:y="13.961cm">
          <draw:text-box>
            <text:p><text:span text:style-name="T2">CONTROL</text:span></text:p>
          </draw:text-box>
        </draw:frame>
        <draw:frame draw:style-name="gr21" draw:text-style-name="P10" draw:layer="layout" svg:width="2.907cm" svg:height="0.907cm" svg:x="11.256cm" svg:y="18.062cm">
          <draw:text-box>
            <text:p><text:span text:style-name="T2">METRICS</text:span></text:p>
          </draw:text-box>
        </draw:frame>
      </draw:page>
      <draw:page draw:name="page2" draw:style-name="dp1" draw:master-page-name="Default">
        <draw:custom-shape draw:style-name="gr26" draw:text-style-name="P7" xml:id="id16" draw:id="id16" draw:layer="layout" svg:width="4.445cm" svg:height="1.905cm" svg:x="8.998cm" svg:y="5.672cm">
          <text:p text:style-name="P6">Analysis</text:p>
          <draw:enhanced-geometry svg:viewBox="0 0 21600 21600" draw:type="rectangle" draw:enhanced-path="M 0 0 L 21600 0 21600 21600 0 21600 0 0 Z N"/>
        </draw:custom-shape>
        <draw:frame draw:style-name="gr21" draw:text-style-name="P8" xml:id="id18" draw:id="id18" draw:layer="layout" svg:width="9.756cm" svg:height="2.875cm" svg:x="6.342cm" svg:y="0.684cm">
          <draw:text-box>
            <text:p><text:span text:style-name="T1">Conduct </text:span><text:span text:style-name="T1">technical </text:span><text:span text:style-name="T1">review</text:span><text:span text:style-name="T1"><text:line-break/></text:span><text:span text:style-name="T1">Verify that </text:span><text:span text:style-name="T1">documenta</text:span><text:span text:style-name="T1">tion is </text:span><text:span text:style-name="T1">updated</text:span><text:span text:style-name="T1"><text:line-break/></text:span><text:span text:style-name="T1">Verify test </text:span><text:span text:style-name="T1">strategy</text:span><text:span text:style-name="T1"><text:line-break/></text:span><text:span text:style-name="T1">Identify </text:span><text:span text:style-name="T1">safety and </text:span><text:span text:style-name="T1">security </text:span><text:span text:style-name="T1">issues</text:span></text:p>
          </draw:text-box>
        </draw:frame>
        <draw:frame draw:style-name="gr21" draw:text-style-name="P8" xml:id="id19" draw:id="id19" draw:layer="layout" svg:width="10.654cm" svg:height="3.531cm" svg:x="5.893cm" svg:y="9.785cm">
          <draw:text-box>
            <text:p><text:span text:style-name="T1">Requirement </text:span><text:span text:style-name="T1">changes</text:span><text:span text:style-name="T1"><text:line-break/></text:span><text:span text:style-name="T1">Documentation </text:span><text:span text:style-name="T1">error rates</text:span><text:span text:style-name="T1"><text:line-break/></text:span><text:span text:style-name="T1">Effort per </text:span><text:span text:style-name="T1">function area</text:span><text:span text:style-name="T1"><text:line-break/></text:span><text:span text:style-name="T1">Elapsed time </text:span><text:span text:style-name="T1">(schedule)</text:span></text:p>
            <text:p><text:span text:style-name="T1">Error rates </text:span><text:span text:style-name="T1">generated by </text:span><text:span text:style-name="T1">priority and type</text:span></text:p>
          </draw:text-box>
        </draw:frame>
        <draw:frame draw:style-name="gr21" draw:text-style-name="P8" xml:id="id17" draw:id="id17" draw:layer="layout" svg:width="6.522cm" svg:height="2.875cm" svg:x="16.935cm" svg:y="5.187cm">
          <draw:text-box>
            <text:p><text:span text:style-name="T1">Feasibility report </text:span><text:span text:style-name="T1">for MR</text:span></text:p>
            <text:p><text:span text:style-name="T1">Deltailed analysis </text:span><text:span text:style-name="T1">report</text:span><text:span text:style-name="T1"><text:line-break/></text:span><text:span text:style-name="T1">Test strategy</text:span><text:span text:style-name="T1"><text:line-break/></text:span><text:span text:style-name="T1">Implementation </text:span><text:span text:style-name="T1">plan</text:span></text:p>
          </draw:text-box>
        </draw:frame>
        <draw:frame draw:style-name="gr21" draw:text-style-name="P8" xml:id="id15" draw:id="id15" draw:layer="layout" svg:width="6.221cm" svg:height="2.219cm" svg:x="-1.064cm" svg:y="5.515cm">
          <draw:text-box>
            <text:p><text:span text:style-name="T1">Validate MR</text:span><text:span text:style-name="T1"><text:line-break/></text:span><text:span text:style-name="T1">Project documentation</text:span><text:span text:style-name="T1"><text:line-break/></text:span><text:span text:style-name="T1">Repository information</text:span></text:p>
          </draw:text-box>
        </draw:frame>
        <draw:connector draw:style-name="gr22" draw:text-style-name="P9" draw:layer="layout" draw:type="line" svg:x1="5.157cm" svg:y1="6.624cm" svg:x2="8.998cm" svg:y2="6.624cm" draw:start-shape="id15" draw:start-glue-point="1" draw:end-shape="id16" draw:end-glue-point="3" svg:d="M5157 6624h3841" svg:viewBox="0 0 3842 1">
          <text:p/>
        </draw:connector>
        <draw:connector draw:style-name="gr23" draw:text-style-name="P9" draw:layer="layout" draw:type="line" svg:x1="13.443cm" svg:y1="6.624cm" svg:x2="16.935cm" svg:y2="6.624cm" draw:start-shape="id16" draw:start-glue-point="1" draw:end-shape="id17" draw:end-glue-point="3" svg:d="M13443 6624h3492" svg:viewBox="0 0 3493 1">
          <text:p/>
        </draw:connector>
        <draw:connector draw:style-name="gr24" draw:text-style-name="P9" draw:layer="layout" draw:type="line" svg:x1="11.22cm" svg:y1="3.559cm" svg:x2="11.22cm" svg:y2="5.672cm" draw:start-shape="id18" draw:start-glue-point="2" draw:end-shape="id16" draw:end-glue-point="0" svg:d="M11220 3559v2113" svg:viewBox="0 0 1 2114">
          <text:p/>
        </draw:connector>
        <draw:connector draw:style-name="gr25" draw:text-style-name="P9" draw:layer="layout" draw:type="line" svg:x1="11.22cm" svg:y1="7.577cm" svg:x2="11.22cm" svg:y2="9.785cm" draw:start-shape="id16" draw:start-glue-point="2" draw:end-shape="id19" draw:end-glue-point="0" svg:d="M11220 7577v2208" svg:viewBox="0 0 1 2209">
          <text:p/>
        </draw:connector>
        <draw:frame draw:style-name="gr21" draw:text-style-name="P10" draw:layer="layout" svg:width="2.695cm" svg:height="0.907cm" svg:x="13.654cm" svg:y="5.759cm">
          <draw:text-box>
            <text:p><text:span text:style-name="T2">OUTPUT</text:span></text:p>
          </draw:text-box>
        </draw:frame>
        <draw:frame draw:style-name="gr21" draw:text-style-name="P10" draw:layer="layout" svg:width="2.149cm" svg:height="0.907cm" svg:x="5.555cm" svg:y="5.76cm">
          <draw:text-box>
            <text:p><text:span text:style-name="T2">INPUT</text:span></text:p>
          </draw:text-box>
        </draw:frame>
        <draw:frame draw:style-name="gr21" draw:text-style-name="P10" draw:layer="layout" svg:width="3.05cm" svg:height="0.907cm" svg:x="8.156cm" svg:y="3.961cm">
          <draw:text-box>
            <text:p><text:span text:style-name="T2">CONTROL</text:span></text:p>
          </draw:text-box>
        </draw:frame>
        <draw:frame draw:style-name="gr21" draw:text-style-name="P10" draw:layer="layout" svg:width="2.907cm" svg:height="0.907cm" svg:x="11.256cm" svg:y="8.062cm">
          <draw:text-box>
            <text:p><text:span text:style-name="T2">METRICS</text:span></text:p>
          </draw:text-box>
        </draw:frame>
        <draw:custom-shape draw:style-name="gr26" draw:text-style-name="P7" xml:id="id21" draw:id="id21" draw:layer="layout" svg:width="4.445cm" svg:height="1.905cm" svg:x="8.905cm" svg:y="18.656cm">
          <text:p text:style-name="P6">Design</text:p>
          <draw:enhanced-geometry svg:viewBox="0 0 21600 21600" draw:type="rectangle" draw:enhanced-path="M 0 0 L 21600 0 21600 21600 0 21600 0 0 Z N"/>
        </draw:custom-shape>
        <draw:frame draw:style-name="gr21" draw:text-style-name="P8" xml:id="id23" draw:id="id23" draw:layer="layout" svg:width="12.385cm" svg:height="2.219cm" svg:x="4.935cm" svg:y="14.384cm">
          <draw:text-box>
            <text:p><text:span text:style-name="T1">Conduct software </text:span><text:span text:style-name="T1">inspection</text:span><text:span text:style-name="T1"><text:line-break/></text:span><text:span text:style-name="T1">Verify that design is </text:span><text:span text:style-name="T1">documented</text:span><text:span text:style-name="T1"><text:line-break/></text:span><text:span text:style-name="T1">Complete traceability of </text:span><text:span text:style-name="T1">requirements to design</text:span></text:p>
          </draw:text-box>
        </draw:frame>
        <draw:frame draw:style-name="gr21" draw:text-style-name="P8" xml:id="id24" draw:id="id24" draw:layer="layout" svg:width="10.654cm" svg:height="5.499cm" svg:x="5.8cm" svg:y="22.785cm">
          <draw:text-box>
            <text:p><text:span text:style-name="T1">Software complexity</text:span><text:span text:style-name="T1"><text:line-break/></text:span><text:span text:style-name="T1">Design changes</text:span><text:span text:style-name="T1"><text:line-break/></text:span><text:span text:style-name="T1">Effort per function </text:span><text:span text:style-name="T1">area</text:span><text:span text:style-name="T1"><text:line-break/></text:span><text:span text:style-name="T1">Elapsed time </text:span><text:span text:style-name="T1">(schedule)</text:span><text:span text:style-name="T1"><text:line-break/></text:span><text:span text:style-name="T1">Test plan and </text:span><text:span text:style-name="T1">procedure changes</text:span><text:span text:style-name="T1"><text:line-break/></text:span><text:span text:style-name="T1">Error rates generated </text:span><text:span text:style-name="T1">by priority and type</text:span><text:span text:style-name="T1"><text:line-break/></text:span><text:span text:style-name="T1">Number of lines of </text:span><text:span text:style-name="T1">code added, deleted</text:span><text:span text:style-name="T1"><text:line-break/></text:span><text:span text:style-name="T1"> <text:s text:c="3"/>modified and </text:span><text:span text:style-name="T1">tested</text:span></text:p>
          </draw:text-box>
        </draw:frame>
        <draw:frame draw:style-name="gr21" draw:text-style-name="P8" xml:id="id22" draw:id="id22" draw:layer="layout" svg:width="9.227cm" svg:height="4.843cm" svg:x="16.935cm" svg:y="17.187cm">
          <draw:text-box>
            <text:p><text:span text:style-name="T1">Revised </text:span><text:span text:style-name="T1">modification </text:span><text:span text:style-name="T1">list</text:span><text:span text:style-name="T1"><text:line-break/></text:span><text:span text:style-name="T1">Updated </text:span><text:span text:style-name="T1">design baseline</text:span><text:span text:style-name="T1"><text:line-break/></text:span><text:span text:style-name="T1">Updated test </text:span><text:span text:style-name="T1">plan</text:span><text:span text:style-name="T1"><text:line-break/></text:span><text:span text:style-name="T1">Revised detail </text:span><text:span text:style-name="T1">analysis</text:span><text:span text:style-name="T1"><text:line-break/></text:span><text:span text:style-name="T1">Verified </text:span><text:span text:style-name="T1">requirements</text:span><text:span text:style-name="T1"><text:line-break/></text:span><text:span text:style-name="T1">Revised </text:span><text:span text:style-name="T1">implementation </text:span><text:span text:style-name="T1">plan</text:span><text:span text:style-name="T1"><text:line-break/></text:span><text:span text:style-name="T1">Documented </text:span><text:span text:style-name="T1">constraints and </text:span><text:span text:style-name="T1">tasks</text:span></text:p>
          </draw:text-box>
        </draw:frame>
        <draw:frame draw:style-name="gr21" draw:text-style-name="P8" xml:id="id20" draw:id="id20" draw:layer="layout" svg:width="6.094cm" svg:height="2.219cm" svg:x="-1.064cm" svg:y="18.499cm">
          <draw:text-box>
            <text:p><text:span text:style-name="T1">Project document</text:span><text:span text:style-name="T1"><text:line-break/></text:span><text:span text:style-name="T1">Analysis phase output</text:span><text:span text:style-name="T1"><text:line-break/></text:span><text:span text:style-name="T1">Source code database</text:span></text:p>
          </draw:text-box>
        </draw:frame>
        <draw:connector draw:style-name="gr22" draw:text-style-name="P9" draw:layer="layout" draw:type="line" svg:x1="5.03cm" svg:y1="19.608cm" svg:x2="8.905cm" svg:y2="19.608cm" draw:start-shape="id20" draw:start-glue-point="1" draw:end-shape="id21" draw:end-glue-point="3" svg:d="M5030 19608h3875" svg:viewBox="0 0 3876 1">
          <text:p/>
        </draw:connector>
        <draw:connector draw:style-name="gr23" draw:text-style-name="P9" draw:layer="layout" draw:type="line" svg:x1="13.35cm" svg:y1="19.608cm" svg:x2="16.935cm" svg:y2="19.608cm" draw:start-shape="id21" draw:start-glue-point="1" draw:end-shape="id22" draw:end-glue-point="3" svg:d="M13350 19608h3585" svg:viewBox="0 0 3586 1">
          <text:p/>
        </draw:connector>
        <draw:connector draw:style-name="gr24" draw:text-style-name="P9" draw:layer="layout" draw:type="line" svg:x1="11.127cm" svg:y1="16.603cm" svg:x2="11.127cm" svg:y2="18.656cm" draw:start-shape="id23" draw:start-glue-point="2" draw:end-shape="id21" draw:end-glue-point="0" svg:d="M11127 16603v2053" svg:viewBox="0 0 1 2054">
          <text:p/>
        </draw:connector>
        <draw:connector draw:style-name="gr25" draw:text-style-name="P9" draw:layer="layout" draw:type="line" svg:x1="11.127cm" svg:y1="20.561cm" svg:x2="11.127cm" svg:y2="22.785cm" draw:start-shape="id21" draw:start-glue-point="2" draw:end-shape="id24" draw:end-glue-point="0" svg:d="M11127 20561v2224" svg:viewBox="0 0 1 2225">
          <text:p/>
        </draw:connector>
        <draw:frame draw:style-name="gr21" draw:text-style-name="P10" draw:layer="layout" svg:width="2.695cm" svg:height="0.907cm" svg:x="13.654cm" svg:y="18.759cm">
          <draw:text-box>
            <text:p><text:span text:style-name="T2">OUTPUT</text:span></text:p>
          </draw:text-box>
        </draw:frame>
        <draw:frame draw:style-name="gr21" draw:text-style-name="P10" draw:layer="layout" svg:width="2.149cm" svg:height="0.907cm" svg:x="5.555cm" svg:y="18.76cm">
          <draw:text-box>
            <text:p><text:span text:style-name="T2">INPUT</text:span></text:p>
          </draw:text-box>
        </draw:frame>
        <draw:frame draw:style-name="gr21" draw:text-style-name="P10" draw:layer="layout" svg:width="3.05cm" svg:height="0.907cm" svg:x="8.156cm" svg:y="16.961cm">
          <draw:text-box>
            <text:p><text:span text:style-name="T2">CONTROL</text:span></text:p>
          </draw:text-box>
        </draw:frame>
        <draw:frame draw:style-name="gr21" draw:text-style-name="P10" draw:layer="layout" svg:width="2.907cm" svg:height="0.907cm" svg:x="11.256cm" svg:y="21.062cm">
          <draw:text-box>
            <text:p><text:span text:style-name="T2">METRICS</text:span></text:p>
          </draw:text-box>
        </draw:frame>
      </draw:page>
      <draw:page draw:name="page3" draw:style-name="dp1" draw:master-page-name="Default">
        <draw:custom-shape draw:style-name="gr26" draw:text-style-name="P7" xml:id="id26" draw:id="id26" draw:layer="layout" svg:width="4.445cm" svg:height="1.905cm" svg:x="8.973cm" svg:y="6.684cm">
          <text:p text:style-name="P6">Implementation</text:p>
          <draw:enhanced-geometry svg:viewBox="0 0 21600 21600" draw:type="rectangle" draw:enhanced-path="M 0 0 L 21600 0 21600 21600 0 21600 0 0 Z N"/>
        </draw:custom-shape>
        <draw:frame draw:style-name="gr21" draw:text-style-name="P8" xml:id="id28" draw:id="id28" draw:layer="layout" svg:width="14.121cm" svg:height="3.531cm" svg:x="4.135cm" svg:y="0.784cm">
          <draw:text-box>
            <text:p><text:span text:style-name="T1">Conduct software inspections</text:span><text:span text:style-name="T1"><text:line-break/></text:span><text:span text:style-name="T1">Ensure that unit and integration tests are performed</text:span><text:span text:style-name="T1"><text:line-break/></text:span><text:span text:style-name="T1">Ensure software placed under CM control</text:span><text:span text:style-name="T1"><text:line-break/></text:span><text:span text:style-name="T1">Ensure training and documentation have been updated</text:span><text:span text:style-name="T1"><text:line-break/></text:span><text:span text:style-name="T1">Verify traceability of design to code</text:span></text:p>
          </draw:text-box>
        </draw:frame>
        <draw:frame draw:style-name="gr21" draw:text-style-name="P8" xml:id="id29" draw:id="id29" draw:layer="layout" svg:width="10.946cm" svg:height="2.219cm" svg:x="5.722cm" svg:y="10.785cm">
          <draw:text-box>
            <text:p><text:span text:style-name="T1">Function points</text:span><text:span text:style-name="T1"><text:line-break/></text:span><text:span text:style-name="T1">Source lines of code</text:span><text:span text:style-name="T1"><text:line-break/></text:span><text:span text:style-name="T1">Error rates generated by priority and types</text:span></text:p>
          </draw:text-box>
        </draw:frame>
        <draw:frame draw:style-name="gr21" draw:text-style-name="P8" xml:id="id27" draw:id="id27" draw:layer="layout" svg:width="7.576cm" svg:height="5.499cm" svg:x="16.935cm" svg:y="4.887cm">
          <draw:text-box>
            <text:p><text:span text:style-name="T1">Updated software</text:span><text:span text:style-name="T1"><text:line-break/></text:span><text:span text:style-name="T1">Updated design documents</text:span><text:span text:style-name="T1"><text:line-break/></text:span><text:span text:style-name="T1">Updated test documents</text:span><text:span text:style-name="T1"><text:line-break/></text:span><text:span text:style-name="T1">Updated user documents</text:span><text:span text:style-name="T1"><text:line-break/></text:span><text:span text:style-name="T1">Updated training materials</text:span><text:span text:style-name="T1"><text:line-break/></text:span><text:span text:style-name="T1">Verified requirements</text:span><text:span text:style-name="T1"><text:line-break/></text:span><text:span text:style-name="T1">Statement of risk</text:span><text:span text:style-name="T1"><text:line-break/></text:span><text:span text:style-name="T1">Test readiness review report</text:span></text:p>
          </draw:text-box>
        </draw:frame>
        <draw:frame draw:style-name="gr21" draw:text-style-name="P8" xml:id="id25" draw:id="id25" draw:layer="layout" svg:width="6.496cm" svg:height="2.875cm" svg:x="-1.064cm" svg:y="6.199cm">
          <draw:text-box>
            <text:p><text:span text:style-name="T1">Project document</text:span><text:span text:style-name="T1"><text:line-break/></text:span><text:span text:style-name="T1">System document</text:span><text:span text:style-name="T1"><text:line-break/></text:span><text:span text:style-name="T1">Results of design phase</text:span><text:span text:style-name="T1"><text:line-break/></text:span><text:span text:style-name="T1">Source code</text:span></text:p>
          </draw:text-box>
        </draw:frame>
        <draw:connector draw:style-name="gr22" draw:text-style-name="P9" draw:layer="layout" draw:type="line" svg:x1="5.432cm" svg:y1="7.636cm" svg:x2="8.973cm" svg:y2="7.636cm" draw:start-shape="id25" draw:start-glue-point="1" draw:end-shape="id26" draw:end-glue-point="3" svg:d="M5432 7636h3541" svg:viewBox="0 0 3542 1">
          <text:p/>
        </draw:connector>
        <draw:connector draw:style-name="gr23" draw:text-style-name="P9" draw:layer="layout" draw:type="line" svg:x1="13.418cm" svg:y1="7.636cm" svg:x2="16.935cm" svg:y2="7.636cm" draw:start-shape="id26" draw:start-glue-point="1" draw:end-shape="id27" draw:end-glue-point="3" svg:d="M13418 7636h3517" svg:viewBox="0 0 3518 1">
          <text:p/>
        </draw:connector>
        <draw:connector draw:style-name="gr24" draw:text-style-name="P9" draw:layer="layout" draw:type="line" svg:x1="11.195cm" svg:y1="4.315cm" svg:x2="11.195cm" svg:y2="6.684cm" draw:start-shape="id28" draw:start-glue-point="2" draw:end-shape="id26" draw:end-glue-point="0" svg:d="M11195 4315v2369" svg:viewBox="0 0 1 2370">
          <text:p/>
        </draw:connector>
        <draw:connector draw:style-name="gr25" draw:text-style-name="P9" draw:layer="layout" draw:type="line" svg:x1="11.195cm" svg:y1="8.589cm" svg:x2="11.195cm" svg:y2="10.785cm" draw:start-shape="id26" draw:start-glue-point="2" draw:end-shape="id29" draw:end-glue-point="0" svg:d="M11195 8589v2196" svg:viewBox="0 0 1 2197">
          <text:p/>
        </draw:connector>
        <draw:frame draw:style-name="gr21" draw:text-style-name="P10" draw:layer="layout" svg:width="2.695cm" svg:height="0.907cm" svg:x="13.654cm" svg:y="6.759cm">
          <draw:text-box>
            <text:p><text:span text:style-name="T2">OUTPUT</text:span></text:p>
          </draw:text-box>
        </draw:frame>
        <draw:frame draw:style-name="gr21" draw:text-style-name="P10" draw:layer="layout" svg:width="2.149cm" svg:height="0.907cm" svg:x="5.555cm" svg:y="6.76cm">
          <draw:text-box>
            <text:p><text:span text:style-name="T2">INPUT</text:span></text:p>
          </draw:text-box>
        </draw:frame>
        <draw:frame draw:style-name="gr21" draw:text-style-name="P10" draw:layer="layout" svg:width="3.05cm" svg:height="0.907cm" svg:x="8.156cm" svg:y="4.961cm">
          <draw:text-box>
            <text:p><text:span text:style-name="T2">CONTROL</text:span></text:p>
          </draw:text-box>
        </draw:frame>
        <draw:frame draw:style-name="gr21" draw:text-style-name="P10" draw:layer="layout" svg:width="2.907cm" svg:height="0.907cm" svg:x="11.256cm" svg:y="9.062cm">
          <draw:text-box>
            <text:p><text:span text:style-name="T2">METRICS</text:span></text:p>
          </draw:text-box>
        </draw:frame>
        <draw:custom-shape draw:style-name="gr26" draw:text-style-name="P7" xml:id="id31" draw:id="id31" draw:layer="layout" svg:width="4.445cm" svg:height="1.905cm" svg:x="8.998cm" svg:y="19.7cm">
          <text:p text:style-name="P6">System Test</text:p>
          <draw:enhanced-geometry svg:viewBox="0 0 21600 21600" draw:type="rectangle" draw:enhanced-path="M 0 0 L 21600 0 21600 21600 0 21600 0 0 Z N"/>
        </draw:custom-shape>
        <draw:frame draw:style-name="gr21" draw:text-style-name="P8" xml:id="id33" draw:id="id33" draw:layer="layout" svg:width="8.952cm" svg:height="2.219cm" svg:x="6.744cm" svg:y="15.384cm">
          <draw:text-box>
            <text:p><text:span text:style-name="T1">CM control of code and listings</text:span><text:span text:style-name="T1"><text:line-break/></text:span><text:span text:style-name="T1">CM control of Mrs</text:span><text:span text:style-name="T1"><text:line-break/></text:span><text:span text:style-name="T1">CM control of test documentation</text:span></text:p>
          </draw:text-box>
        </draw:frame>
        <draw:frame draw:style-name="gr21" draw:text-style-name="P8" xml:id="id34" draw:id="id34" draw:layer="layout" svg:width="10.654cm" svg:height="2.219cm" svg:x="5.893cm" svg:y="23.785cm">
          <draw:text-box>
            <text:p><text:span text:style-name="T1">Error rates generated by priority and type</text:span></text:p>
            <text:p><text:span text:style-name="T1">Errors corrected</text:span></text:p>
            <text:p><text:span text:style-name="T1">Errors generated</text:span></text:p>
          </draw:text-box>
        </draw:frame>
        <draw:frame draw:style-name="gr21" draw:text-style-name="P8" xml:id="id32" draw:id="id32" draw:layer="layout" svg:width="7.576cm" svg:height="2.219cm" svg:x="16.935cm" svg:y="19.543cm">
          <draw:text-box>
            <text:p><text:span text:style-name="T1">Tested integrated system</text:span><text:span text:style-name="T1"><text:line-break/></text:span><text:span text:style-name="T1">Test report</text:span><text:span text:style-name="T1"><text:line-break/></text:span><text:span text:style-name="T1">Test readiness review report</text:span></text:p>
          </draw:text-box>
        </draw:frame>
        <draw:frame draw:style-name="gr21" draw:text-style-name="P8" xml:id="id30" draw:id="id30" draw:layer="layout" svg:width="5.921cm" svg:height="3.531cm" svg:x="-0.764cm" svg:y="18.887cm">
          <draw:text-box>
            <text:p><text:span text:style-name="T1">Updated system</text:span><text:span text:style-name="T1"><text:line-break/></text:span><text:span text:style-name="T1">Updated software</text:span><text:span text:style-name="T1"><text:line-break/></text:span><text:span text:style-name="T1"> <text:s text:c="2"/>documentation</text:span><text:span text:style-name="T1"><text:line-break/></text:span><text:span text:style-name="T1">Test readiness review</text:span><text:span text:style-name="T1"><text:line-break/></text:span><text:span text:style-name="T1"> <text:s text:c="2"/>report</text:span></text:p>
          </draw:text-box>
        </draw:frame>
        <draw:connector draw:style-name="gr22" draw:text-style-name="P9" draw:layer="layout" draw:type="line" svg:x1="5.157cm" svg:y1="20.652cm" svg:x2="8.998cm" svg:y2="20.652cm" draw:start-shape="id30" draw:start-glue-point="1" draw:end-shape="id31" draw:end-glue-point="3" svg:d="M5157 20652h3841" svg:viewBox="0 0 3842 1">
          <text:p/>
        </draw:connector>
        <draw:connector draw:style-name="gr23" draw:text-style-name="P9" draw:layer="layout" draw:type="line" svg:x1="13.443cm" svg:y1="20.652cm" svg:x2="16.935cm" svg:y2="20.652cm" draw:start-shape="id31" draw:start-glue-point="1" draw:end-shape="id32" draw:end-glue-point="3" svg:d="M13443 20652h3492" svg:viewBox="0 0 3493 1">
          <text:p/>
        </draw:connector>
        <draw:connector draw:style-name="gr24" draw:text-style-name="P9" draw:layer="layout" draw:type="line" svg:x1="11.22cm" svg:y1="17.603cm" svg:x2="11.22cm" svg:y2="19.7cm" draw:start-shape="id33" draw:start-glue-point="2" draw:end-shape="id31" draw:end-glue-point="0" svg:d="M11220 17603v2097" svg:viewBox="0 0 1 2098">
          <text:p/>
        </draw:connector>
        <draw:connector draw:style-name="gr25" draw:text-style-name="P9" draw:layer="layout" draw:type="line" svg:x1="11.22cm" svg:y1="21.605cm" svg:x2="11.22cm" svg:y2="23.785cm" draw:start-shape="id31" draw:start-glue-point="2" draw:end-shape="id34" draw:end-glue-point="0" svg:d="M11220 21605v2180" svg:viewBox="0 0 1 2181">
          <text:p/>
        </draw:connector>
        <draw:frame draw:style-name="gr21" draw:text-style-name="P10" draw:layer="layout" svg:width="2.695cm" svg:height="0.907cm" svg:x="13.654cm" svg:y="19.759cm">
          <draw:text-box>
            <text:p><text:span text:style-name="T2">OUTPUT</text:span></text:p>
          </draw:text-box>
        </draw:frame>
        <draw:frame draw:style-name="gr21" draw:text-style-name="P10" draw:layer="layout" svg:width="2.149cm" svg:height="0.907cm" svg:x="5.555cm" svg:y="19.76cm">
          <draw:text-box>
            <text:p><text:span text:style-name="T2">INPUT</text:span></text:p>
          </draw:text-box>
        </draw:frame>
        <draw:frame draw:style-name="gr21" draw:text-style-name="P10" draw:layer="layout" svg:width="3.05cm" svg:height="0.907cm" svg:x="8.156cm" svg:y="17.961cm">
          <draw:text-box>
            <text:p><text:span text:style-name="T2">CONTROL</text:span></text:p>
          </draw:text-box>
        </draw:frame>
        <draw:frame draw:style-name="gr21" draw:text-style-name="P10" draw:layer="layout" svg:width="2.907cm" svg:height="0.907cm" svg:x="11.256cm" svg:y="22.062cm">
          <draw:text-box>
            <text:p><text:span text:style-name="T2">METRICS</text:span></text:p>
          </draw:text-box>
        </draw:frame>
      </draw:page>
      <draw:page draw:name="page4" draw:style-name="dp1" draw:master-page-name="Default">
        <draw:custom-shape draw:style-name="gr26" draw:text-style-name="P7" xml:id="id36" draw:id="id36" draw:layer="layout" svg:width="4.445cm" svg:height="1.905cm" svg:x="8.122cm" svg:y="6.7cm">
          <text:p text:style-name="P6">Acceptance<text:line-break/>Test</text:p>
          <draw:enhanced-geometry svg:viewBox="0 0 21600 21600" draw:type="rectangle" draw:enhanced-path="M 0 0 L 21600 0 21600 21600 0 21600 0 0 Z N"/>
        </draw:custom-shape>
        <draw:frame draw:style-name="gr21" draw:text-style-name="P8" xml:id="id38" draw:id="id38" draw:layer="layout" svg:width="7.419cm" svg:height="4.187cm" svg:x="6.635cm" svg:y="0.384cm">
          <draw:text-box>
            <text:p><text:span text:style-name="T1">Execute acceptance tests</text:span><text:span text:style-name="T1"><text:line-break/></text:span><text:span text:style-name="T1">Report test results</text:span><text:span text:style-name="T1"><text:line-break/></text:span><text:span text:style-name="T1">Conduct functional audit</text:span><text:span text:style-name="T1"><text:line-break/></text:span><text:span text:style-name="T1">Establish new baseline</text:span><text:span text:style-name="T1"><text:line-break/></text:span><text:span text:style-name="T1">Place accetance test</text:span><text:span text:style-name="T1"><text:line-break/></text:span><text:span text:style-name="T1"> <text:s text:c="3"/>documentation under CM</text:span></text:p>
          </draw:text-box>
        </draw:frame>
        <draw:frame draw:style-name="gr21" draw:text-style-name="P8" xml:id="id39" draw:id="id39" draw:layer="layout" svg:width="5.806cm" svg:height="2.875cm" svg:x="7.441cm" svg:y="10.785cm">
          <draw:text-box>
            <text:p><text:span text:style-name="T1">Error rates generated</text:span><text:span text:style-name="T1"><text:line-break/></text:span><text:span text:style-name="T1"> <text:s text:c="3"/>by priority and type</text:span><text:span text:style-name="T1"><text:line-break/></text:span><text:span text:style-name="T1">Errors corrected</text:span><text:span text:style-name="T1"><text:line-break/></text:span><text:span text:style-name="T1">Errors generated</text:span></text:p>
          </draw:text-box>
        </draw:frame>
        <draw:frame draw:style-name="gr21" draw:text-style-name="P8" xml:id="id37" draw:id="id37" draw:layer="layout" svg:width="7.948cm" svg:height="2.875cm" svg:x="16.035cm" svg:y="6.215cm">
          <draw:text-box>
            <text:p><text:span text:style-name="T1">New system baseline</text:span><text:span text:style-name="T1"><text:line-break/></text:span><text:span text:style-name="T1">Functional configuration audit</text:span><text:span text:style-name="T1"><text:line-break/></text:span><text:span text:style-name="T1"> <text:s text:c="2"/>report</text:span><text:span text:style-name="T1"><text:line-break/></text:span><text:span text:style-name="T1">Acceptance test report</text:span></text:p>
          </draw:text-box>
        </draw:frame>
        <draw:frame draw:style-name="gr21" draw:text-style-name="P8" xml:id="id35" draw:id="id35" draw:layer="layout" svg:width="7.576cm" svg:height="3.531cm" svg:x="-3.264cm" svg:y="5.887cm">
          <draw:text-box>
            <text:p><text:span text:style-name="T1">Test readiness review report</text:span><text:span text:style-name="T1"><text:line-break/></text:span><text:span text:style-name="T1">Fully integrated system</text:span><text:span text:style-name="T1"><text:line-break/></text:span><text:span text:style-name="T1">Acceptance test plan</text:span><text:span text:style-name="T1"><text:line-break/></text:span><text:span text:style-name="T1">Acceptance test cases</text:span><text:span text:style-name="T1"><text:line-break/></text:span><text:span text:style-name="T1">Acceptance test procedures</text:span></text:p>
          </draw:text-box>
        </draw:frame>
        <draw:connector draw:style-name="gr22" draw:text-style-name="P9" draw:layer="layout" draw:type="line" svg:x1="4.312cm" svg:y1="7.652cm" svg:x2="8.122cm" svg:y2="7.652cm" draw:start-shape="id35" draw:start-glue-point="1" draw:end-shape="id36" draw:end-glue-point="3" svg:d="M4312 7652h3810" svg:viewBox="0 0 3811 1">
          <text:p/>
        </draw:connector>
        <draw:connector draw:style-name="gr23" draw:text-style-name="P9" draw:layer="layout" draw:type="line" svg:x1="12.567cm" svg:y1="7.652cm" svg:x2="16.035cm" svg:y2="7.652cm" draw:start-shape="id36" draw:start-glue-point="1" draw:end-shape="id37" draw:end-glue-point="3" svg:d="M12567 7652h3468" svg:viewBox="0 0 3469 1">
          <text:p/>
        </draw:connector>
        <draw:connector draw:style-name="gr24" draw:text-style-name="P9" draw:layer="layout" draw:type="line" svg:x1="10.344cm" svg:y1="4.571cm" svg:x2="10.344cm" svg:y2="6.7cm" draw:start-shape="id38" draw:start-glue-point="2" draw:end-shape="id36" draw:end-glue-point="0" svg:d="M10344 4571v2129" svg:viewBox="0 0 1 2130">
          <text:p/>
        </draw:connector>
        <draw:connector draw:style-name="gr25" draw:text-style-name="P9" draw:layer="layout" draw:type="line" svg:x1="10.344cm" svg:y1="8.605cm" svg:x2="10.344cm" svg:y2="10.785cm" draw:start-shape="id36" draw:start-glue-point="2" draw:end-shape="id39" draw:end-glue-point="0" svg:d="M10344 8605v2180" svg:viewBox="0 0 1 2181">
          <text:p/>
        </draw:connector>
        <draw:frame draw:style-name="gr21" draw:text-style-name="P10" draw:layer="layout" svg:width="2.695cm" svg:height="0.907cm" svg:x="12.754cm" svg:y="6.759cm">
          <draw:text-box>
            <text:p><text:span text:style-name="T2">OUTPUT</text:span></text:p>
          </draw:text-box>
        </draw:frame>
        <draw:frame draw:style-name="gr21" draw:text-style-name="P10" draw:layer="layout" svg:width="2.149cm" svg:height="0.907cm" svg:x="4.655cm" svg:y="6.76cm">
          <draw:text-box>
            <text:p><text:span text:style-name="T2">INPUT</text:span></text:p>
          </draw:text-box>
        </draw:frame>
        <draw:frame draw:style-name="gr21" draw:text-style-name="P10" draw:layer="layout" svg:width="3.05cm" svg:height="0.907cm" svg:x="7.256cm" svg:y="4.961cm">
          <draw:text-box>
            <text:p><text:span text:style-name="T2">CONTROL</text:span></text:p>
          </draw:text-box>
        </draw:frame>
        <draw:frame draw:style-name="gr21" draw:text-style-name="P10" draw:layer="layout" svg:width="2.907cm" svg:height="0.907cm" svg:x="10.356cm" svg:y="9.062cm">
          <draw:text-box>
            <text:p><text:span text:style-name="T2">METRICS</text:span></text:p>
          </draw:text-box>
        </draw:frame>
        <draw:custom-shape draw:style-name="gr26" draw:text-style-name="P7" xml:id="id41" draw:id="id41" draw:layer="layout" svg:width="4.445cm" svg:height="1.905cm" svg:x="7.832cm" svg:y="19.716cm">
          <text:p text:style-name="P6">Delivery</text:p>
          <draw:enhanced-geometry svg:viewBox="0 0 21600 21600" draw:type="rectangle" draw:enhanced-path="M 0 0 L 21600 0 21600 21600 0 21600 0 0 Z N"/>
        </draw:custom-shape>
        <draw:frame draw:style-name="gr21" draw:text-style-name="P8" xml:id="id43" draw:id="id43" draw:layer="layout" svg:width="12.838cm" svg:height="2.219cm" svg:x="3.635cm" svg:y="15.184cm">
          <draw:text-box>
            <text:p><text:span text:style-name="T1">Arrange physical configuration audit</text:span><text:span text:style-name="T1"><text:line-break/></text:span><text:span text:style-name="T1">Complete version description document</text:span><text:span text:style-name="T1"><text:line-break/></text:span><text:span text:style-name="T1">Complete updates to status accounting database</text:span></text:p>
          </draw:text-box>
        </draw:frame>
        <draw:frame draw:style-name="gr21" draw:text-style-name="P8" xml:id="id44" draw:id="id44" draw:layer="layout" svg:width="8.867cm" svg:height="2.875cm" svg:x="5.621cm" svg:y="23.785cm">
          <draw:text-box>
            <text:p><text:span text:style-name="T1">Documentation changes</text:span><text:span text:style-name="T1"><text:line-break/></text:span><text:span text:style-name="T1"> <text:s text:c="2"/>– training manuals</text:span><text:span text:style-name="T1"><text:line-break/></text:span><text:span text:style-name="T1"> <text:s text:c="2"/>– operation guidelines</text:span><text:span text:style-name="T1"><text:line-break/></text:span><text:span text:style-name="T1"> <text:s text:c="2"/>– version description document</text:span></text:p>
          </draw:text-box>
        </draw:frame>
        <draw:frame draw:style-name="gr21" draw:text-style-name="P8" xml:id="id42" draw:id="id42" draw:layer="layout" svg:width="9.087cm" svg:height="1.563cm" svg:x="15.835cm" svg:y="19.887cm">
          <draw:text-box>
            <text:p><text:span text:style-name="T1">Physical configuration audit report</text:span><text:span text:style-name="T1"><text:line-break/></text:span><text:span text:style-name="T1">Version description document</text:span></text:p>
          </draw:text-box>
        </draw:frame>
        <draw:frame draw:style-name="gr21" draw:text-style-name="P8" xml:id="id40" draw:id="id40" draw:layer="layout" svg:width="5.739cm" svg:height="1.563cm" svg:x="-1.964cm" svg:y="19.887cm">
          <draw:text-box>
            <text:p><text:span text:style-name="T1">Tested and accepted</text:span><text:span text:style-name="T1"><text:line-break/></text:span><text:span text:style-name="T1"> <text:s text:c="2"/>system</text:span></text:p>
          </draw:text-box>
        </draw:frame>
        <draw:connector draw:style-name="gr22" draw:text-style-name="P9" draw:layer="layout" draw:type="line" svg:x1="3.775cm" svg:y1="20.668cm" svg:x2="7.832cm" svg:y2="20.668cm" draw:start-shape="id40" draw:start-glue-point="1" draw:end-shape="id41" draw:end-glue-point="3" svg:d="M3775 20668h4057" svg:viewBox="0 0 4058 1">
          <text:p/>
        </draw:connector>
        <draw:connector draw:style-name="gr23" draw:text-style-name="P9" draw:layer="layout" draw:type="line" svg:x1="12.277cm" svg:y1="20.668cm" svg:x2="15.835cm" svg:y2="20.668cm" draw:start-shape="id41" draw:start-glue-point="1" draw:end-shape="id42" draw:end-glue-point="3" svg:d="M12277 20668h3558" svg:viewBox="0 0 3559 1">
          <text:p/>
        </draw:connector>
        <draw:connector draw:style-name="gr24" draw:text-style-name="P9" draw:layer="layout" draw:type="line" svg:x1="10.054cm" svg:y1="17.403cm" svg:x2="10.054cm" svg:y2="19.716cm" draw:start-shape="id43" draw:start-glue-point="2" draw:end-shape="id41" draw:end-glue-point="0" svg:d="M10054 17403v2313" svg:viewBox="0 0 1 2314">
          <text:p/>
        </draw:connector>
        <draw:connector draw:style-name="gr25" draw:text-style-name="P9" draw:layer="layout" draw:type="line" svg:x1="10.054cm" svg:y1="21.621cm" svg:x2="10.054cm" svg:y2="23.785cm" draw:start-shape="id41" draw:start-glue-point="2" draw:end-shape="id44" draw:end-glue-point="0" svg:d="M10054 21621v2164" svg:viewBox="0 0 1 2165">
          <text:p/>
        </draw:connector>
        <draw:frame draw:style-name="gr21" draw:text-style-name="P10" draw:layer="layout" svg:width="2.695cm" svg:height="0.907cm" svg:x="12.554cm" svg:y="19.759cm">
          <draw:text-box>
            <text:p><text:span text:style-name="T2">OUTPUT</text:span></text:p>
          </draw:text-box>
        </draw:frame>
        <draw:frame draw:style-name="gr21" draw:text-style-name="P10" draw:layer="layout" svg:width="2.149cm" svg:height="0.907cm" svg:x="4.455cm" svg:y="19.76cm">
          <draw:text-box>
            <text:p><text:span text:style-name="T2">INPUT</text:span></text:p>
          </draw:text-box>
        </draw:frame>
        <draw:frame draw:style-name="gr21" draw:text-style-name="P10" draw:layer="layout" svg:width="3.05cm" svg:height="0.907cm" svg:x="7.056cm" svg:y="17.961cm">
          <draw:text-box>
            <text:p><text:span text:style-name="T2">CONTROL</text:span></text:p>
          </draw:text-box>
        </draw:frame>
        <draw:frame draw:style-name="gr21" draw:text-style-name="P10" draw:layer="layout" svg:width="2.907cm" svg:height="0.907cm" svg:x="10.156cm" svg:y="22.062cm">
          <draw:text-box>
            <text:p><text:span text:style-name="T2">METRICS</text:span></text:p>
          </draw:text-box>
        </draw:frame>
      </draw:page>
      <draw:page draw:name="page5" draw:style-name="dp1" draw:master-page-name="Default">
        <draw:custom-shape draw:style-name="gr27" draw:text-style-name="P11" xml:id="id48" draw:id="id48" draw:layer="layout" svg:width="4.699cm" svg:height="2.286cm" svg:x="-0.476cm" svg:y="3.413cm">
          <text:p text:style-name="P6">Process<text:line-break/>Implementation</text:p>
          <draw:enhanced-geometry svg:viewBox="0 0 21600 21600" draw:type="rectangle" draw:enhanced-path="M 0 0 L 21600 0 21600 21600 0 21600 0 0 Z N"/>
        </draw:custom-shape>
        <draw:custom-shape draw:style-name="gr28" draw:text-style-name="P11" xml:id="id45" draw:id="id45" draw:layer="layout" svg:width="4.699cm" svg:height="2.286cm" svg:x="5.524cm" svg:y="9.413cm">
          <text:p text:style-name="P6">Problem and <text:line-break/>Modification<text:line-break/>Analysis</text:p>
          <draw:enhanced-geometry svg:viewBox="0 0 21600 21600" draw:type="rectangle" draw:enhanced-path="M 0 0 L 21600 0 21600 21600 0 21600 0 0 Z N"/>
        </draw:custom-shape>
        <draw:custom-shape draw:style-name="gr28" draw:text-style-name="P11" xml:id="id47" draw:id="id47" draw:layer="layout" svg:width="4.699cm" svg:height="2.286cm" svg:x="12.524cm" svg:y="9.413cm">
          <text:p text:style-name="P6">Maintenance<text:line-break/>Review/<text:line-break/>Acceptance</text:p>
          <draw:enhanced-geometry svg:viewBox="0 0 21600 21600" draw:type="rectangle" draw:enhanced-path="M 0 0 L 21600 0 21600 21600 0 21600 0 0 Z N"/>
        </draw:custom-shape>
        <draw:custom-shape draw:style-name="gr28" draw:text-style-name="P11" xml:id="id46" draw:id="id46" draw:layer="layout" svg:width="4.699cm" svg:height="2.286cm" svg:x="9.024cm" svg:y="13.413cm">
          <text:p text:style-name="P6">Modification<text:line-break/>Implementation</text:p>
          <draw:enhanced-geometry svg:viewBox="0 0 21600 21600" draw:type="rectangle" draw:enhanced-path="M 0 0 L 21600 0 21600 21600 0 21600 0 0 Z N"/>
        </draw:custom-shape>
        <draw:custom-shape draw:style-name="gr28" draw:text-style-name="P11" xml:id="id51" draw:id="id51" draw:layer="layout" svg:width="4.699cm" svg:height="2.286cm" svg:x="19.524cm" svg:y="17.413cm">
          <text:p text:style-name="P6">Migration</text:p>
          <draw:enhanced-geometry svg:viewBox="0 0 21600 21600" draw:type="rectangle" draw:enhanced-path="M 0 0 L 21600 0 21600 21600 0 21600 0 0 Z N"/>
        </draw:custom-shape>
        <draw:custom-shape draw:style-name="gr28" draw:text-style-name="P11" xml:id="id50" draw:id="id50" draw:layer="layout" svg:width="4.699cm" svg:height="2.286cm" svg:x="-0.476cm" svg:y="17.413cm">
          <text:p text:style-name="P6">Retirement</text:p>
          <draw:enhanced-geometry svg:viewBox="0 0 21600 21600" draw:type="rectangle" draw:enhanced-path="M 0 0 L 21600 0 21600 21600 0 21600 0 0 Z N"/>
        </draw:custom-shape>
        <draw:connector draw:style-name="gr29" draw:text-style-name="P9" draw:layer="layout" draw:type="curve" svg:x1="7.873cm" svg:y1="11.699cm" svg:x2="9.024cm" svg:y2="14.556cm" draw:start-shape="id45" draw:start-glue-point="2" draw:end-shape="id46" draw:end-glue-point="3" svg:d="M7873 11699c0 1905 383 2857 1151 2857" svg:viewBox="0 0 1152 2858">
          <text:p/>
        </draw:connector>
        <draw:connector draw:style-name="gr30" draw:text-style-name="P9" draw:layer="layout" draw:type="curve" svg:x1="13.723cm" svg:y1="14.556cm" svg:x2="14.873cm" svg:y2="11.699cm" draw:start-shape="id46" draw:start-glue-point="1" draw:end-shape="id47" draw:end-glue-point="2" svg:d="M13723 14556c767 0 1150-952 1150-2857" svg:viewBox="0 0 1151 2858">
          <text:p/>
        </draw:connector>
        <draw:connector draw:style-name="gr31" draw:text-style-name="P9" draw:layer="layout" draw:type="curve" draw:line-skew="-1.959cm" svg:x1="14.873cm" svg:y1="9.413cm" svg:x2="7.873cm" svg:y2="9.413cm" draw:start-shape="id47" draw:start-glue-point="0" draw:end-shape="id45" draw:end-glue-point="0" svg:d="M14873 9413c0-3750-7000-3750-7000 0" svg:viewBox="0 0 7001 2813">
          <text:p/>
        </draw:connector>
        <draw:custom-shape draw:style-name="gr32" draw:text-style-name="P9" xml:id="id49" draw:id="id49" draw:layer="layout" svg:width="13.854cm" svg:height="13.854cm" svg:x="4.293cm" svg:y="4.496cm">
          <draw:glue-point draw:id="12" svg:x="-4.592cm" svg:y="2.01cm"/>
          <draw:glue-point draw:id="13" svg:x="4.597cm" svg:y="2.01cm"/>
          <draw:glue-point draw:id="14" svg:x="-4.5cm" svg:y="-2.206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9" draw:layer="layout" draw:type="line" svg:x1="1.873cm" svg:y1="5.699cm" svg:x2="4.986cm" svg:y2="8.367cm" draw:start-shape="id48" draw:start-glue-point="2" draw:end-shape="id49" draw:end-glue-point="14" svg:d="M1873 5699l3113 2668" svg:viewBox="0 0 3114 2669">
          <text:p/>
        </draw:connector>
        <draw:connector draw:style-name="gr34" draw:text-style-name="P9" draw:layer="layout" draw:type="line" svg:x1="4.859cm" svg:y1="14.207cm" svg:x2="1.873cm" svg:y2="17.413cm" draw:start-shape="id49" draw:start-glue-point="12" draw:end-shape="id50" draw:end-glue-point="0" svg:d="M4859 14207l-2986 3206" svg:viewBox="0 0 2987 3207">
          <text:p/>
        </draw:connector>
        <draw:connector draw:style-name="gr35" draw:text-style-name="P9" draw:layer="layout" draw:type="line" svg:x1="17.588cm" svg:y1="14.207cm" svg:x2="21.873cm" svg:y2="17.413cm" draw:start-shape="id49" draw:start-glue-point="13" draw:end-shape="id51" draw:end-glue-point="0" svg:d="M17588 14207l4285 3206" svg:viewBox="0 0 4286 3207">
          <text:p/>
        </draw:connector>
        <draw:frame draw:style-name="gr21" draw:text-style-name="P12" draw:layer="layout" svg:width="0.866cm" svg:height="0.996cm" svg:x="3.455cm" svg:y="4.813cm">
          <draw:text-box>
            <text:p><text:span text:style-name="T3">1</text:span></text:p>
          </draw:text-box>
        </draw:frame>
        <draw:frame draw:style-name="gr21" draw:text-style-name="P12" draw:layer="layout" svg:width="0.866cm" svg:height="0.996cm" svg:x="9.455cm" svg:y="10.713cm">
          <draw:text-box>
            <text:p><text:span text:style-name="T3">2</text:span></text:p>
          </draw:text-box>
        </draw:frame>
        <draw:frame draw:style-name="gr21" draw:text-style-name="P12" draw:layer="layout" svg:width="0.866cm" svg:height="0.996cm" svg:x="16.455cm" svg:y="10.713cm">
          <draw:text-box>
            <text:p><text:span text:style-name="T3">4</text:span></text:p>
          </draw:text-box>
        </draw:frame>
        <draw:frame draw:style-name="gr21" draw:text-style-name="P12" draw:layer="layout" svg:width="0.866cm" svg:height="0.996cm" svg:x="12.955cm" svg:y="14.813cm">
          <draw:text-box>
            <text:p><text:span text:style-name="T3">3</text:span></text:p>
          </draw:text-box>
        </draw:frame>
        <draw:frame draw:style-name="gr21" draw:text-style-name="P12" draw:layer="layout" svg:width="0.866cm" svg:height="0.996cm" svg:x="3.355cm" svg:y="18.713cm">
          <draw:text-box>
            <text:p><text:span text:style-name="T3">6</text:span></text:p>
          </draw:text-box>
        </draw:frame>
        <draw:frame draw:style-name="gr21" draw:text-style-name="P12" draw:layer="layout" svg:width="0.866cm" svg:height="0.996cm" svg:x="23.355cm" svg:y="18.713cm">
          <draw:text-box>
            <text:p><text:span text:style-name="T3">5</text:span></text:p>
          </draw:text-box>
        </draw:frame>
      </draw:page>
      <draw:page draw:name="page6" draw:style-name="dp1" draw:master-page-name="Default">
        <draw:custom-shape draw:style-name="gr26" draw:text-style-name="P7" xml:id="id53" draw:id="id53" draw:layer="layout" svg:width="4.445cm" svg:height="1.905cm" svg:x="9.013cm" svg:y="5.728cm">
          <text:p text:style-name="P6">Process<text:line-break/>Implementation</text:p>
          <draw:enhanced-geometry svg:viewBox="0 0 21600 21600" draw:type="rectangle" draw:enhanced-path="M 0 0 L 21600 0 21600 21600 0 21600 0 0 Z N"/>
        </draw:custom-shape>
        <draw:frame draw:style-name="gr21" draw:text-style-name="P8" xml:id="id55" draw:id="id55" draw:layer="layout" svg:width="3.808cm" svg:height="1.563cm" svg:x="9.331cm" svg:y="1.784cm">
          <draw:text-box>
            <text:p><text:span text:style-name="T1">QA audit</text:span><text:span text:style-name="T1"><text:line-break/></text:span><text:span text:style-name="T1">Joint reviews</text:span></text:p>
          </draw:text-box>
        </draw:frame>
        <draw:frame draw:style-name="gr21" draw:text-style-name="P8" xml:id="id56" draw:id="id56" draw:layer="layout" svg:width="9.485cm" svg:height="2.875cm" svg:x="6.493cm" svg:y="9.785cm">
          <draw:text-box>
            <text:p><text:span text:style-name="T1">Documentation process</text:span><text:span text:style-name="T1"><text:line-break/></text:span><text:span text:style-name="T1">Configuration management process</text:span><text:span text:style-name="T1"><text:line-break/></text:span><text:span text:style-name="T1">Quality assurance process</text:span><text:span text:style-name="T1"><text:line-break/></text:span><text:span text:style-name="T1">Joint review process</text:span></text:p>
          </draw:text-box>
        </draw:frame>
        <draw:frame draw:style-name="gr21" draw:text-style-name="P8" xml:id="id54" draw:id="id54" draw:layer="layout" svg:width="8.219cm" svg:height="4.187cm" svg:x="16.935cm" svg:y="4.587cm">
          <draw:text-box>
            <text:p><text:span text:style-name="T1">Maintenance plan</text:span><text:span text:style-name="T1"><text:line-break/></text:span><text:span text:style-name="T1">Training plan</text:span><text:span text:style-name="T1"><text:line-break/></text:span><text:span text:style-name="T1">Maintenance procedures</text:span><text:span text:style-name="T1"><text:line-break/></text:span><text:span text:style-name="T1">Problem resolution procedures</text:span><text:span text:style-name="T1"><text:line-break/></text:span><text:span text:style-name="T1">Maintenance manual</text:span><text:span text:style-name="T1"><text:line-break/></text:span><text:span text:style-name="T1">Plans for user feedback</text:span></text:p>
          </draw:text-box>
        </draw:frame>
        <draw:frame draw:style-name="gr21" draw:text-style-name="P8" xml:id="id52" draw:id="id52" draw:layer="layout" svg:width="6.31cm" svg:height="2.219cm" svg:x="-1.064cm" svg:y="5.571cm">
          <draw:text-box>
            <text:p><text:span text:style-name="T1">System baseline</text:span><text:span text:style-name="T1"><text:line-break/></text:span><text:span text:style-name="T1">System documentation</text:span><text:span text:style-name="T1"><text:line-break/></text:span><text:span text:style-name="T1">Modification request</text:span></text:p>
          </draw:text-box>
        </draw:frame>
        <draw:connector draw:style-name="gr22" draw:text-style-name="P9" draw:layer="layout" draw:type="line" svg:x1="5.246cm" svg:y1="6.68cm" svg:x2="9.013cm" svg:y2="6.68cm" draw:start-shape="id52" draw:start-glue-point="1" draw:end-shape="id53" draw:end-glue-point="3" svg:d="M5246 6680h3767" svg:viewBox="0 0 3768 1">
          <text:p/>
        </draw:connector>
        <draw:connector draw:style-name="gr23" draw:text-style-name="P9" draw:layer="layout" draw:type="line" svg:x1="13.458cm" svg:y1="6.68cm" svg:x2="16.935cm" svg:y2="6.68cm" draw:start-shape="id53" draw:start-glue-point="1" draw:end-shape="id54" draw:end-glue-point="3" svg:d="M13458 6680h3477" svg:viewBox="0 0 3478 1">
          <text:p/>
        </draw:connector>
        <draw:connector draw:style-name="gr24" draw:text-style-name="P9" draw:layer="layout" draw:type="line" svg:x1="11.235cm" svg:y1="3.347cm" svg:x2="11.235cm" svg:y2="5.728cm" draw:start-shape="id55" draw:start-glue-point="2" draw:end-shape="id53" draw:end-glue-point="0" svg:d="M11235 3347v2381" svg:viewBox="0 0 1 2382">
          <text:p/>
        </draw:connector>
        <draw:connector draw:style-name="gr25" draw:text-style-name="P9" draw:layer="layout" draw:type="line" svg:x1="11.235cm" svg:y1="9.785cm" svg:x2="11.235cm" svg:y2="7.633cm" draw:start-shape="id56" draw:start-glue-point="0" draw:end-shape="id53" svg:d="M11235 9785v-2152" svg:viewBox="0 0 1 2153">
          <text:p/>
        </draw:connector>
        <draw:frame draw:style-name="gr21" draw:text-style-name="P10" draw:layer="layout" svg:width="2.695cm" svg:height="0.907cm" svg:x="13.654cm" svg:y="5.759cm">
          <draw:text-box>
            <text:p><text:span text:style-name="T2">OUTPUT</text:span></text:p>
          </draw:text-box>
        </draw:frame>
        <draw:frame draw:style-name="gr21" draw:text-style-name="P10" draw:layer="layout" svg:width="2.149cm" svg:height="0.907cm" svg:x="5.555cm" svg:y="5.76cm">
          <draw:text-box>
            <text:p><text:span text:style-name="T2">INPUT</text:span></text:p>
          </draw:text-box>
        </draw:frame>
        <draw:frame draw:style-name="gr21" draw:text-style-name="P10" draw:layer="layout" svg:width="3.05cm" svg:height="0.907cm" svg:x="8.156cm" svg:y="3.961cm">
          <draw:text-box>
            <text:p><text:span text:style-name="T2">CONTROL</text:span></text:p>
          </draw:text-box>
        </draw:frame>
        <draw:frame draw:style-name="gr21" draw:text-style-name="P10" draw:layer="layout" svg:width="3.034cm" svg:height="0.907cm" svg:x="11.256cm" svg:y="8.062cm">
          <draw:text-box>
            <text:p><text:span text:style-name="T2">SUPPORT</text:span></text:p>
          </draw:text-box>
        </draw:frame>
        <draw:custom-shape draw:style-name="gr36" draw:text-style-name="P7" xml:id="id58" draw:id="id58" draw:layer="layout" svg:width="4.445cm" svg:height="2.286cm" svg:x="9.013cm" svg:y="18.526cm">
          <text:p text:style-name="P6">Problem and<text:line-break/>Modification<text:line-break/>Analysis</text:p>
          <draw:enhanced-geometry svg:viewBox="0 0 21600 21600" draw:type="rectangle" draw:enhanced-path="M 0 0 L 21600 0 21600 21600 0 21600 0 0 Z N"/>
        </draw:custom-shape>
        <draw:frame draw:style-name="gr21" draw:text-style-name="P8" xml:id="id60" draw:id="id60" draw:layer="layout" svg:width="5.866cm" svg:height="2.219cm" svg:x="8.331cm" svg:y="14.284cm">
          <draw:text-box>
            <text:p><text:span text:style-name="T1">QA audit</text:span><text:span text:style-name="T1"><text:line-break/></text:span><text:span text:style-name="T1">Peer reviews</text:span><text:span text:style-name="T1"><text:line-break/></text:span><text:span text:style-name="T1">Management reviews</text:span></text:p>
          </draw:text-box>
        </draw:frame>
        <draw:frame draw:style-name="gr21" draw:text-style-name="P8" xml:id="id61" draw:id="id61" draw:layer="layout" svg:width="9.485cm" svg:height="2.875cm" svg:x="6.493cm" svg:y="22.785cm">
          <draw:text-box>
            <text:p><text:span text:style-name="T1">Documentation process</text:span><text:span text:style-name="T1"><text:line-break/></text:span><text:span text:style-name="T1">Configuration management process</text:span><text:span text:style-name="T1"><text:line-break/></text:span><text:span text:style-name="T1">Quality assurance process</text:span><text:span text:style-name="T1"><text:line-break/></text:span><text:span text:style-name="T1">Joint review process</text:span></text:p>
          </draw:text-box>
        </draw:frame>
        <draw:frame draw:style-name="gr21" draw:text-style-name="P8" xml:id="id59" draw:id="id59" draw:layer="layout" svg:width="6.687cm" svg:height="5.499cm" svg:x="16.935cm" svg:y="16.987cm">
          <draw:text-box>
            <text:p><text:span text:style-name="T1">Impact analysis</text:span><text:span text:style-name="T1"><text:line-break/></text:span><text:span text:style-name="T1">Recommended option</text:span><text:span text:style-name="T1"><text:line-break/></text:span><text:span text:style-name="T1">Approved modification</text:span><text:span text:style-name="T1"><text:line-break/></text:span><text:span text:style-name="T1">Test strategy</text:span><text:span text:style-name="T1"><text:line-break/></text:span><text:span text:style-name="T1">Software documentation</text:span><text:span text:style-name="T1"><text:line-break/></text:span><text:span text:style-name="T1">Updated requirements</text:span><text:span text:style-name="T1"><text:line-break/></text:span><text:span text:style-name="T1">Updated test plans</text:span><text:span text:style-name="T1"><text:line-break/></text:span><text:span text:style-name="T1">Updated test procedures</text:span></text:p>
          </draw:text-box>
        </draw:frame>
        <draw:frame draw:style-name="gr21" draw:text-style-name="P8" xml:id="id57" draw:id="id57" draw:layer="layout" svg:width="10.048cm" svg:height="6.155cm" svg:x="-4.764cm" svg:y="16.571cm">
          <draw:text-box>
            <text:p><text:span text:style-name="T1">System baseline</text:span><text:span text:style-name="T1"><text:line-break/></text:span><text:span text:style-name="T1">System repository</text:span><text:span text:style-name="T1"><text:line-break/></text:span><text:span text:style-name="T1">Modification request</text:span><text:span text:style-name="T1"><text:line-break/></text:span><text:span text:style-name="T1">Functional requirements</text:span><text:span text:style-name="T1"><text:line-break/></text:span><text:span text:style-name="T1">Interface requirements</text:span><text:span text:style-name="T1"><text:line-break/></text:span><text:span text:style-name="T1">Configuration status information</text:span><text:span text:style-name="T1"><text:line-break/></text:span><text:span text:style-name="T1">Project planning data</text:span><text:span text:style-name="T1"><text:line-break/></text:span><text:span text:style-name="T1">Outputs from process implementation</text:span><text:span text:style-name="T1"><text:line-break/></text:span><text:span text:style-name="T1"> <text:s text:c="2"/>activity</text:span></text:p>
          </draw:text-box>
        </draw:frame>
        <draw:connector draw:style-name="gr22" draw:text-style-name="P9" draw:layer="layout" draw:type="line" svg:x1="5.284cm" svg:y1="19.648cm" svg:x2="9.013cm" svg:y2="19.669cm" draw:start-shape="id57" draw:start-glue-point="1" draw:end-shape="id58" draw:end-glue-point="3" svg:d="M5284 19648l3729 21" svg:viewBox="0 0 3730 22">
          <text:p/>
        </draw:connector>
        <draw:connector draw:style-name="gr23" draw:text-style-name="P9" draw:layer="layout" draw:type="line" svg:x1="13.458cm" svg:y1="19.669cm" svg:x2="16.935cm" svg:y2="19.736cm" draw:start-shape="id58" draw:start-glue-point="1" draw:end-shape="id59" draw:end-glue-point="3" svg:d="M13458 19669l3477 67" svg:viewBox="0 0 3478 68">
          <text:p/>
        </draw:connector>
        <draw:connector draw:style-name="gr24" draw:text-style-name="P9" draw:layer="layout" draw:type="line" svg:x1="11.264cm" svg:y1="16.503cm" svg:x2="11.235cm" svg:y2="18.526cm" draw:start-shape="id60" draw:start-glue-point="2" draw:end-shape="id58" draw:end-glue-point="0" svg:d="M11264 16503l-29 2023" svg:viewBox="0 0 30 2024">
          <text:p/>
        </draw:connector>
        <draw:connector draw:style-name="gr25" draw:text-style-name="P9" draw:layer="layout" draw:type="line" svg:x1="11.235cm" svg:y1="22.785cm" svg:x2="11.235cm" svg:y2="20.812cm" draw:start-shape="id61" draw:start-glue-point="0" draw:end-shape="id58" svg:d="M11235 22785v-1973" svg:viewBox="0 0 1 1974">
          <text:p/>
        </draw:connector>
        <draw:frame draw:style-name="gr21" draw:text-style-name="P10" draw:layer="layout" svg:width="2.695cm" svg:height="0.907cm" svg:x="13.654cm" svg:y="18.759cm">
          <draw:text-box>
            <text:p><text:span text:style-name="T2">OUTPUT</text:span></text:p>
          </draw:text-box>
        </draw:frame>
        <draw:frame draw:style-name="gr21" draw:text-style-name="P10" draw:layer="layout" svg:width="2.149cm" svg:height="0.907cm" svg:x="5.555cm" svg:y="18.76cm">
          <draw:text-box>
            <text:p><text:span text:style-name="T2">INPUT</text:span></text:p>
          </draw:text-box>
        </draw:frame>
        <draw:frame draw:style-name="gr21" draw:text-style-name="P10" draw:layer="layout" svg:width="3.05cm" svg:height="0.907cm" svg:x="8.156cm" svg:y="16.961cm">
          <draw:text-box>
            <text:p><text:span text:style-name="T2">CONTROL</text:span></text:p>
          </draw:text-box>
        </draw:frame>
        <draw:frame draw:style-name="gr21" draw:text-style-name="P10" draw:layer="layout" svg:width="3.034cm" svg:height="0.907cm" svg:x="11.256cm" svg:y="21.062cm">
          <draw:text-box>
            <text:p><text:span text:style-name="T2">SUPPORT</text:span></text:p>
          </draw:text-box>
        </draw:frame>
      </draw:page>
      <draw:page draw:name="page7" draw:style-name="dp1" draw:master-page-name="Default">
        <draw:custom-shape draw:style-name="gr36" draw:text-style-name="P7" xml:id="id63" draw:id="id63" draw:layer="layout" svg:width="4.445cm" svg:height="2.286cm" svg:x="9.041cm" svg:y="5.521cm">
          <text:p text:style-name="P6">Modification<text:line-break/>Implementation</text:p>
          <draw:enhanced-geometry svg:viewBox="0 0 21600 21600" draw:type="rectangle" draw:enhanced-path="M 0 0 L 21600 0 21600 21600 0 21600 0 0 Z N"/>
        </draw:custom-shape>
        <draw:frame draw:style-name="gr21" draw:text-style-name="P8" xml:id="id65" draw:id="id65" draw:layer="layout" svg:width="5.866cm" svg:height="2.219cm" svg:x="8.33cm" svg:y="1.284cm">
          <draw:text-box>
            <text:p><text:span text:style-name="T1">QA audit</text:span><text:span text:style-name="T1"><text:line-break/></text:span><text:span text:style-name="T1">Peer reviews</text:span><text:span text:style-name="T1"><text:line-break/></text:span><text:span text:style-name="T1">Management reviews</text:span></text:p>
          </draw:text-box>
        </draw:frame>
        <draw:frame draw:style-name="gr21" draw:text-style-name="P8" xml:id="id66" draw:id="id66" draw:layer="layout" svg:width="7.14cm" svg:height="2.219cm" svg:x="7.693cm" svg:y="9.785cm">
          <draw:text-box>
            <text:p><text:span text:style-name="T1">Documentation process</text:span><text:span text:style-name="T1"><text:line-break/></text:span><text:span text:style-name="T1">Quality assurance Process</text:span></text:p>
            <text:p><text:span text:style-name="T1">Joint review process</text:span></text:p>
          </draw:text-box>
        </draw:frame>
        <draw:frame draw:style-name="gr21" draw:text-style-name="P8" xml:id="id64" draw:id="id64" draw:layer="layout" svg:width="7.11cm" svg:height="6.155cm" svg:x="16.935cm" svg:y="3.587cm">
          <draw:text-box>
            <text:p><text:span text:style-name="T1">Modified source code</text:span><text:span text:style-name="T1"><text:line-break/></text:span><text:span text:style-name="T1">Measures</text:span><text:span text:style-name="T1"><text:line-break/></text:span><text:span text:style-name="T1">Updated MR</text:span></text:p>
            <text:p><text:span text:style-name="T1">Detailed analysis report</text:span><text:span text:style-name="T1"><text:line-break/></text:span><text:span text:style-name="T1">Updated requirements</text:span><text:span text:style-name="T1"><text:line-break/></text:span><text:span text:style-name="T1">Updated test plans</text:span></text:p>
            <text:p><text:span text:style-name="T1">Updated test procedures</text:span><text:span text:style-name="T1"><text:line-break/></text:span><text:span text:style-name="T1">Updated test reports</text:span><text:span text:style-name="T1"><text:line-break/></text:span><text:span text:style-name="T1">Updated training materials</text:span></text:p>
          </draw:text-box>
        </draw:frame>
        <draw:frame draw:style-name="gr21" draw:text-style-name="P8" xml:id="id62" draw:id="id62" draw:layer="layout" svg:width="10.391cm" svg:height="4.843cm" svg:x="-5.164cm" svg:y="4.243cm">
          <draw:text-box>
            <text:p><text:span text:style-name="T1">System architecture definitions</text:span><text:span text:style-name="T1"><text:line-break/></text:span><text:span text:style-name="T1">Modification request record</text:span><text:span text:style-name="T1"><text:line-break/></text:span><text:span text:style-name="T1">Approved MR</text:span></text:p>
            <text:p><text:span text:style-name="T1">Source code</text:span></text:p>
            <text:p><text:span text:style-name="T1">Impact analysis report</text:span></text:p>
            <text:p><text:span text:style-name="T1">Outputs from problem and modification</text:span><text:span text:style-name="T1"><text:line-break/></text:span><text:span text:style-name="T1"> <text:s/>analysis activity</text:span></text:p>
          </draw:text-box>
        </draw:frame>
        <draw:connector draw:style-name="gr22" draw:text-style-name="P9" draw:layer="layout" draw:type="line" svg:x1="5.227cm" svg:y1="6.664cm" svg:x2="9.041cm" svg:y2="6.664cm" draw:start-shape="id62" draw:start-glue-point="1" draw:end-shape="id63" draw:end-glue-point="3" svg:d="M5227 6664h3814" svg:viewBox="0 0 3815 1">
          <text:p/>
        </draw:connector>
        <draw:connector draw:style-name="gr23" draw:text-style-name="P9" draw:layer="layout" draw:type="line" svg:x1="13.486cm" svg:y1="6.664cm" svg:x2="16.935cm" svg:y2="6.664cm" draw:start-shape="id63" draw:start-glue-point="1" draw:end-shape="id64" draw:end-glue-point="3" svg:d="M13486 6664h3449" svg:viewBox="0 0 3450 1">
          <text:p/>
        </draw:connector>
        <draw:connector draw:style-name="gr24" draw:text-style-name="P9" draw:layer="layout" draw:type="line" svg:x1="11.263cm" svg:y1="3.503cm" svg:x2="11.263cm" svg:y2="5.521cm" draw:start-shape="id65" draw:start-glue-point="2" draw:end-shape="id63" draw:end-glue-point="0" svg:d="M11263 3503v2018" svg:viewBox="0 0 1 2019">
          <text:p/>
        </draw:connector>
        <draw:connector draw:style-name="gr25" draw:text-style-name="P9" draw:layer="layout" draw:type="line" svg:x1="11.263cm" svg:y1="9.785cm" svg:x2="11.263cm" svg:y2="7.807cm" draw:start-shape="id66" draw:start-glue-point="0" draw:end-shape="id63" svg:d="M11263 9785v-1978" svg:viewBox="0 0 1 1979">
          <text:p/>
        </draw:connector>
        <draw:frame draw:style-name="gr21" draw:text-style-name="P10" draw:layer="layout" svg:width="2.695cm" svg:height="0.907cm" svg:x="13.654cm" svg:y="5.759cm">
          <draw:text-box>
            <text:p><text:span text:style-name="T2">OUTPUT</text:span></text:p>
          </draw:text-box>
        </draw:frame>
        <draw:frame draw:style-name="gr21" draw:text-style-name="P10" draw:layer="layout" svg:width="2.149cm" svg:height="0.907cm" svg:x="5.555cm" svg:y="5.76cm">
          <draw:text-box>
            <text:p><text:span text:style-name="T2">INPUT</text:span></text:p>
          </draw:text-box>
        </draw:frame>
        <draw:frame draw:style-name="gr21" draw:text-style-name="P10" draw:layer="layout" svg:width="3.05cm" svg:height="0.907cm" svg:x="8.156cm" svg:y="3.961cm">
          <draw:text-box>
            <text:p><text:span text:style-name="T2">CONTROL</text:span></text:p>
          </draw:text-box>
        </draw:frame>
        <draw:frame draw:style-name="gr21" draw:text-style-name="P10" draw:layer="layout" svg:width="3.034cm" svg:height="0.907cm" svg:x="11.256cm" svg:y="8.062cm">
          <draw:text-box>
            <text:p><text:span text:style-name="T2">SUPPORT</text:span></text:p>
          </draw:text-box>
        </draw:frame>
        <draw:custom-shape draw:style-name="gr36" draw:text-style-name="P7" xml:id="id68" draw:id="id68" draw:layer="layout" svg:width="4.445cm" svg:height="2.286cm" svg:x="9.023cm" svg:y="18.465cm">
          <text:p text:style-name="P6">Maintenance<text:line-break/>Review/<text:line-break/>Acceptance</text:p>
          <draw:enhanced-geometry svg:viewBox="0 0 21600 21600" draw:type="rectangle" draw:enhanced-path="M 0 0 L 21600 0 21600 21600 0 21600 0 0 Z N"/>
        </draw:custom-shape>
        <draw:frame draw:style-name="gr21" draw:text-style-name="P8" xml:id="id70" draw:id="id70" draw:layer="layout" svg:width="5.866cm" svg:height="2.219cm" svg:x="8.312cm" svg:y="14.284cm">
          <draw:text-box>
            <text:p><text:span text:style-name="T1">QA audit</text:span><text:span text:style-name="T1"><text:line-break/></text:span><text:span text:style-name="T1">Peer reviews</text:span><text:span text:style-name="T1"><text:line-break/></text:span><text:span text:style-name="T1">Management reviews</text:span></text:p>
          </draw:text-box>
        </draw:frame>
        <draw:frame draw:style-name="gr21" draw:text-style-name="P8" xml:id="id71" draw:id="id71" draw:layer="layout" svg:width="7.102cm" svg:height="3.531cm" svg:x="7.694cm" svg:y="22.785cm">
          <draw:text-box>
            <text:p><text:span text:style-name="T1">Quality assurance process</text:span></text:p>
            <text:p><text:span text:style-name="T1">Verification process</text:span><text:span text:style-name="T1"><text:line-break/></text:span><text:span text:style-name="T1">Validation process</text:span></text:p>
            <text:p><text:span text:style-name="T1">Joint review process</text:span></text:p>
            <text:p><text:span text:style-name="T1">Audit process</text:span></text:p>
          </draw:text-box>
        </draw:frame>
        <draw:frame draw:style-name="gr21" draw:text-style-name="P8" xml:id="id69" draw:id="id69" draw:layer="layout" svg:width="7.436cm" svg:height="4.843cm" svg:x="16.936cm" svg:y="17.187cm">
          <draw:text-box>
            <text:p><text:span text:style-name="T1">New baseline, incorporating</text:span><text:span text:style-name="T1"><text:line-break/></text:span><text:span text:style-name="T1"> <text:s text:c="2"/>accepted modifications</text:span></text:p>
            <text:p><text:span text:style-name="T1">Rejected modifications</text:span></text:p>
            <text:p><text:span text:style-name="T1">Acceptance report</text:span></text:p>
            <text:p><text:span text:style-name="T1">Review and audit report</text:span></text:p>
            <text:p><text:span text:style-name="T1">Software qualification test</text:span><text:span text:style-name="T1"><text:line-break/></text:span><text:span text:style-name="T1"> <text:s text:c="2"/>report</text:span></text:p>
          </draw:text-box>
        </draw:frame>
        <draw:frame draw:style-name="gr21" draw:text-style-name="P8" xml:id="id67" draw:id="id67" draw:layer="layout" svg:width="5.646cm" svg:height="1.563cm" svg:x="-0.663cm" svg:y="18.827cm">
          <draw:text-box>
            <text:p><text:span text:style-name="T1">Modified software</text:span><text:span text:style-name="T1"><text:line-break/></text:span><text:span text:style-name="T1">Modified test results</text:span></text:p>
          </draw:text-box>
        </draw:frame>
        <draw:connector draw:style-name="gr22" draw:text-style-name="P9" draw:layer="layout" draw:type="line" svg:x1="4.983cm" svg:y1="19.608cm" svg:x2="9.023cm" svg:y2="19.608cm" draw:start-shape="id67" draw:start-glue-point="1" draw:end-shape="id68" draw:end-glue-point="3" svg:d="M4983 19608h4040" svg:viewBox="0 0 4041 1">
          <text:p/>
        </draw:connector>
        <draw:connector draw:style-name="gr23" draw:text-style-name="P9" draw:layer="layout" draw:type="line" svg:x1="13.468cm" svg:y1="19.608cm" svg:x2="16.936cm" svg:y2="19.608cm" draw:start-shape="id68" draw:start-glue-point="1" draw:end-shape="id69" draw:end-glue-point="3" svg:d="M13468 19608h3468" svg:viewBox="0 0 3469 1">
          <text:p/>
        </draw:connector>
        <draw:connector draw:style-name="gr24" draw:text-style-name="P9" draw:layer="layout" draw:type="line" svg:x1="11.245cm" svg:y1="16.503cm" svg:x2="11.245cm" svg:y2="18.465cm" draw:start-shape="id70" draw:start-glue-point="2" draw:end-shape="id68" draw:end-glue-point="0" svg:d="M11245 16503v1962" svg:viewBox="0 0 1 1963">
          <text:p/>
        </draw:connector>
        <draw:connector draw:style-name="gr25" draw:text-style-name="P9" draw:layer="layout" draw:type="line" svg:x1="11.245cm" svg:y1="22.785cm" svg:x2="11.245cm" svg:y2="20.751cm" draw:start-shape="id71" draw:start-glue-point="0" draw:end-shape="id68" svg:d="M11245 22785v-2034" svg:viewBox="0 0 1 2035">
          <text:p/>
        </draw:connector>
        <draw:frame draw:style-name="gr21" draw:text-style-name="P10" draw:layer="layout" svg:width="2.695cm" svg:height="0.907cm" svg:x="13.655cm" svg:y="18.759cm">
          <draw:text-box>
            <text:p><text:span text:style-name="T2">OUTPUT</text:span></text:p>
          </draw:text-box>
        </draw:frame>
        <draw:frame draw:style-name="gr21" draw:text-style-name="P10" draw:layer="layout" svg:width="2.149cm" svg:height="0.907cm" svg:x="5.556cm" svg:y="18.76cm">
          <draw:text-box>
            <text:p><text:span text:style-name="T2">INPUT</text:span></text:p>
          </draw:text-box>
        </draw:frame>
        <draw:frame draw:style-name="gr21" draw:text-style-name="P10" draw:layer="layout" svg:width="3.05cm" svg:height="0.907cm" svg:x="8.157cm" svg:y="16.961cm">
          <draw:text-box>
            <text:p><text:span text:style-name="T2">CONTROL</text:span></text:p>
          </draw:text-box>
        </draw:frame>
        <draw:frame draw:style-name="gr21" draw:text-style-name="P10" draw:layer="layout" svg:width="3.034cm" svg:height="0.907cm" svg:x="11.257cm" svg:y="21.062cm">
          <draw:text-box>
            <text:p><text:span text:style-name="T2">SUPPORT</text:span></text:p>
          </draw:text-box>
        </draw:frame>
      </draw:page>
      <draw:page draw:name="page8" draw:style-name="dp1" draw:master-page-name="Default">
        <draw:custom-shape draw:style-name="gr36" draw:text-style-name="P7" xml:id="id73" draw:id="id73" draw:layer="layout" svg:width="4.445cm" svg:height="2.286cm" svg:x="9.024cm" svg:y="4.465cm">
          <text:p text:style-name="P6">Migration</text:p>
          <draw:enhanced-geometry svg:viewBox="0 0 21600 21600" draw:type="rectangle" draw:enhanced-path="M 0 0 L 21600 0 21600 21600 0 21600 0 0 Z N"/>
        </draw:custom-shape>
        <draw:frame draw:style-name="gr21" draw:text-style-name="P8" xml:id="id75" draw:id="id75" draw:layer="layout" svg:width="5.866cm" svg:height="1.563cm" svg:x="8.313cm" svg:y="0.684cm">
          <draw:text-box>
            <text:p><text:span text:style-name="T1">QA audit</text:span><text:span text:style-name="T1"><text:line-break/></text:span><text:span text:style-name="T1">Management reviews</text:span></text:p>
          </draw:text-box>
        </draw:frame>
        <draw:frame draw:style-name="gr21" draw:text-style-name="P8" xml:id="id76" draw:id="id76" draw:layer="layout" svg:width="7.102cm" svg:height="4.187cm" svg:x="7.695cm" svg:y="8.785cm">
          <draw:text-box>
            <text:p><text:span text:style-name="T1">Documen</text:span><text:span text:style-name="T1">tation </text:span><text:span text:style-name="T1">process</text:span></text:p>
            <text:p><text:span text:style-name="T1">Quality </text:span><text:span text:style-name="T1">assuranc</text:span><text:span text:style-name="T1">e process</text:span></text:p>
            <text:p><text:span text:style-name="T1">Verificatio</text:span><text:span text:style-name="T1">n process</text:span><text:span text:style-name="T1"><text:line-break/></text:span><text:span text:style-name="T1">Validation </text:span><text:span text:style-name="T1">process</text:span></text:p>
            <text:p><text:span text:style-name="T1">Joint </text:span><text:span text:style-name="T1">review </text:span><text:span text:style-name="T1">process</text:span></text:p>
            <text:p><text:span text:style-name="T1">Audit </text:span><text:span text:style-name="T1">process</text:span></text:p>
          </draw:text-box>
        </draw:frame>
        <draw:frame draw:style-name="gr21" draw:text-style-name="P8" xml:id="id74" draw:id="id74" draw:layer="layout" svg:width="7.157cm" svg:height="4.843cm" svg:x="16.937cm" svg:y="3.187cm">
          <draw:text-box>
            <text:p><text:span text:style-name="T1">Migration plan</text:span></text:p>
            <text:p><text:span text:style-name="T1">Migration tools</text:span></text:p>
            <text:p><text:span text:style-name="T1">Notification of intent</text:span></text:p>
            <text:p><text:span text:style-name="T1">Migrated software </text:span><text:span text:style-name="T1">product</text:span></text:p>
            <text:p><text:span text:style-name="T1">Notification of </text:span><text:span text:style-name="T1">completion</text:span></text:p>
            <text:p><text:span text:style-name="T1">Measures</text:span></text:p>
            <text:p><text:span text:style-name="T1">Archived data</text:span></text:p>
          </draw:text-box>
        </draw:frame>
        <draw:frame draw:style-name="gr21" draw:text-style-name="P8" xml:id="id72" draw:id="id72" draw:layer="layout" svg:width="4.892cm" svg:height="2.875cm" svg:x="-0.662cm" svg:y="4.227cm">
          <draw:text-box>
            <text:p><text:span text:style-name="T1">Old </text:span><text:span text:style-name="T1">enviro</text:span><text:span text:style-name="T1">nment</text:span><text:span text:style-name="T1"><text:line-break/></text:span><text:span text:style-name="T1">New </text:span><text:span text:style-name="T1">enviro</text:span><text:span text:style-name="T1">nment</text:span><text:span text:style-name="T1"><text:line-break/></text:span><text:span text:style-name="T1">Old </text:span><text:span text:style-name="T1">baseli</text:span><text:span text:style-name="T1">ne</text:span><text:span text:style-name="T1"><text:line-break/></text:span><text:span text:style-name="T1">New </text:span><text:span text:style-name="T1">baseli</text:span><text:span text:style-name="T1">ne</text:span></text:p>
          </draw:text-box>
        </draw:frame>
        <draw:connector draw:style-name="gr22" draw:text-style-name="P9" draw:layer="layout" draw:type="line" svg:x1="4.23cm" svg:y1="5.664cm" svg:x2="9.024cm" svg:y2="5.608cm" draw:start-shape="id72" draw:start-glue-point="1" draw:end-shape="id73" draw:end-glue-point="3" svg:d="M4230 5664l4794-56" svg:viewBox="0 0 4795 57">
          <text:p/>
        </draw:connector>
        <draw:connector draw:style-name="gr23" draw:text-style-name="P9" draw:layer="layout" draw:type="line" svg:x1="13.469cm" svg:y1="5.608cm" svg:x2="16.937cm" svg:y2="5.608cm" draw:start-shape="id73" draw:start-glue-point="1" draw:end-shape="id74" draw:end-glue-point="3" svg:d="M13469 5608h3468" svg:viewBox="0 0 3469 1">
          <text:p/>
        </draw:connector>
        <draw:connector draw:style-name="gr24" draw:text-style-name="P9" draw:layer="layout" draw:type="line" svg:x1="11.246cm" svg:y1="2.247cm" svg:x2="11.246cm" svg:y2="4.465cm" draw:start-shape="id75" draw:start-glue-point="2" draw:end-shape="id73" draw:end-glue-point="0" svg:d="M11246 2247v2218" svg:viewBox="0 0 1 2219">
          <text:p/>
        </draw:connector>
        <draw:connector draw:style-name="gr25" draw:text-style-name="P9" draw:layer="layout" draw:type="line" svg:x1="11.246cm" svg:y1="8.785cm" svg:x2="11.246cm" svg:y2="6.751cm" draw:start-shape="id76" draw:start-glue-point="0" draw:end-shape="id73" svg:d="M11246 8785v-2034" svg:viewBox="0 0 1 2035">
          <text:p/>
        </draw:connector>
        <draw:frame draw:style-name="gr21" draw:text-style-name="P10" draw:layer="layout" svg:width="2.695cm" svg:height="0.907cm" svg:x="13.656cm" svg:y="4.759cm">
          <draw:text-box>
            <text:p><text:span text:style-name="T2">OUTPUT</text:span></text:p>
          </draw:text-box>
        </draw:frame>
        <draw:frame draw:style-name="gr21" draw:text-style-name="P10" draw:layer="layout" svg:width="2.149cm" svg:height="0.907cm" svg:x="5.557cm" svg:y="4.76cm">
          <draw:text-box>
            <text:p><text:span text:style-name="T2">INPUT</text:span></text:p>
          </draw:text-box>
        </draw:frame>
        <draw:frame draw:style-name="gr21" draw:text-style-name="P10" draw:layer="layout" svg:width="3.05cm" svg:height="0.907cm" svg:x="8.158cm" svg:y="2.961cm">
          <draw:text-box>
            <text:p><text:span text:style-name="T2">CONTROL</text:span></text:p>
          </draw:text-box>
        </draw:frame>
        <draw:frame draw:style-name="gr21" draw:text-style-name="P10" draw:layer="layout" svg:width="3.034cm" svg:height="0.907cm" svg:x="11.258cm" svg:y="7.062cm">
          <draw:text-box>
            <text:p><text:span text:style-name="T2">SUPPOR</text:span><text:span text:style-name="T2">T</text:span></text:p>
          </draw:text-box>
        </draw:frame>
        <draw:custom-shape draw:style-name="gr36" draw:text-style-name="P7" xml:id="id78" draw:id="id78" draw:layer="layout" svg:width="4.445cm" svg:height="2.286cm" svg:x="9.015cm" svg:y="18.493cm">
          <text:p text:style-name="P6">Maintenance<text:line-break/>Review/<text:line-break/>Acceptance</text:p>
          <draw:enhanced-geometry svg:viewBox="0 0 21600 21600" draw:type="rectangle" draw:enhanced-path="M 0 0 L 21600 0 21600 21600 0 21600 0 0 Z N"/>
        </draw:custom-shape>
        <draw:frame draw:style-name="gr21" draw:text-style-name="P8" xml:id="id80" draw:id="id80" draw:layer="layout" svg:width="5.866cm" svg:height="1.563cm" svg:x="8.304cm" svg:y="14.684cm">
          <draw:text-box>
            <text:p><text:span text:style-name="T1">QA </text:span><text:span text:style-name="T1">audit</text:span><text:span text:style-name="T1"><text:line-break/></text:span><text:span text:style-name="T1">Mana</text:span><text:span text:style-name="T1">geme</text:span><text:span text:style-name="T1">nt </text:span><text:span text:style-name="T1">review</text:span><text:span text:style-name="T1">s</text:span></text:p>
          </draw:text-box>
        </draw:frame>
        <draw:frame draw:style-name="gr21" draw:text-style-name="P8" xml:id="id81" draw:id="id81" draw:layer="layout" svg:width="9.485cm" svg:height="3.531cm" svg:x="6.495cm" svg:y="22.785cm">
          <draw:text-box>
            <text:p><text:span text:style-name="T1">Docume</text:span><text:span text:style-name="T1">ntation </text:span><text:span text:style-name="T1">process</text:span></text:p>
            <text:p><text:span text:style-name="T1">Quality </text:span><text:span text:style-name="T1">assuran</text:span><text:span text:style-name="T1">ce </text:span><text:span text:style-name="T1">process</text:span></text:p>
            <text:p><text:span text:style-name="T1">Configur</text:span><text:span text:style-name="T1">ation </text:span><text:span text:style-name="T1">manage</text:span><text:span text:style-name="T1">ment </text:span><text:span text:style-name="T1">process</text:span></text:p>
            <text:p><text:span text:style-name="T1">Joint </text:span><text:span text:style-name="T1">review </text:span><text:span text:style-name="T1">process</text:span></text:p>
            <text:p><text:span text:style-name="T1">Audit </text:span><text:span text:style-name="T1">process</text:span></text:p>
          </draw:text-box>
        </draw:frame>
        <draw:frame draw:style-name="gr21" draw:text-style-name="P8" xml:id="id79" draw:id="id79" draw:layer="layout" svg:width="7.246cm" svg:height="5.499cm" svg:x="16.937cm" svg:y="16.887cm">
          <draw:text-box>
            <text:p><text:span text:style-name="T1">R</text:span><text:span text:style-name="T1">et</text:span><text:span text:style-name="T1">ir</text:span><text:span text:style-name="T1">e</text:span><text:span text:style-name="T1">m</text:span><text:span text:style-name="T1">e</text:span><text:span text:style-name="T1">nt </text:span><text:span text:style-name="T1">pl</text:span><text:span text:style-name="T1">a</text:span><text:span text:style-name="T1">n</text:span></text:p>
            <text:p><text:span text:style-name="T1">N</text:span><text:span text:style-name="T1">ot</text:span><text:span text:style-name="T1">ifi</text:span><text:span text:style-name="T1">c</text:span><text:span text:style-name="T1">at</text:span><text:span text:style-name="T1">io</text:span><text:span text:style-name="T1">n </text:span><text:span text:style-name="T1">of </text:span><text:span text:style-name="T1">is</text:span><text:span text:style-name="T1">s</text:span><text:span text:style-name="T1">u</text:span><text:span text:style-name="T1">e</text:span><text:span text:style-name="T1">s</text:span><text:span text:style-name="T1"><text:line-break/></text:span><text:span text:style-name="T1">R</text:span><text:span text:style-name="T1">et</text:span><text:span text:style-name="T1">ir</text:span><text:span text:style-name="T1">e</text:span><text:span text:style-name="T1">m</text:span><text:span text:style-name="T1">e</text:span><text:span text:style-name="T1">nt </text:span><text:span text:style-name="T1">re</text:span><text:span text:style-name="T1">s</text:span><text:span text:style-name="T1">ul</text:span><text:span text:style-name="T1">ts</text:span><text:span text:style-name="T1"><text:line-break/></text:span><text:span text:style-name="T1">Tr</text:span><text:span text:style-name="T1">ai</text:span><text:span text:style-name="T1">n</text:span><text:span text:style-name="T1">e</text:span><text:span text:style-name="T1">d </text:span><text:span text:style-name="T1">p</text:span><text:span text:style-name="T1">e</text:span><text:span text:style-name="T1">o</text:span><text:span text:style-name="T1">pl</text:span><text:span text:style-name="T1">e</text:span><text:span text:style-name="T1"><text:line-break/></text:span><text:span text:style-name="T1">R</text:span><text:span text:style-name="T1">et</text:span><text:span text:style-name="T1">ir</text:span><text:span text:style-name="T1">e</text:span><text:span text:style-name="T1">d </text:span><text:span text:style-name="T1">s</text:span><text:span text:style-name="T1">of</text:span><text:span text:style-name="T1">t</text:span><text:span text:style-name="T1">w</text:span><text:span text:style-name="T1">ar</text:span><text:span text:style-name="T1">e </text:span><text:span text:style-name="T1">pr</text:span><text:span text:style-name="T1">o</text:span><text:span text:style-name="T1">d</text:span><text:span text:style-name="T1">u</text:span><text:span text:style-name="T1">ct</text:span><text:span text:style-name="T1"><text:line-break/></text:span><text:span text:style-name="T1">N</text:span><text:span text:style-name="T1">ot</text:span><text:span text:style-name="T1">ifi</text:span><text:span text:style-name="T1">c</text:span><text:span text:style-name="T1">at</text:span><text:span text:style-name="T1">io</text:span><text:span text:style-name="T1">n </text:span><text:span text:style-name="T1">of </text:span><text:span text:style-name="T1">c</text:span><text:span text:style-name="T1">o</text:span><text:span text:style-name="T1">m</text:span><text:span text:style-name="T1">pl</text:span><text:span text:style-name="T1">et</text:span><text:span text:style-name="T1">io</text:span><text:span text:style-name="T1">n</text:span><text:span text:style-name="T1"><text:line-break/></text:span><text:span text:style-name="T1">M</text:span><text:span text:style-name="T1">e</text:span><text:span text:style-name="T1">a</text:span><text:span text:style-name="T1">s</text:span><text:span text:style-name="T1">ur</text:span><text:span text:style-name="T1">e</text:span><text:span text:style-name="T1">s</text:span><text:span text:style-name="T1"><text:line-break/></text:span><text:span text:style-name="T1">Ar</text:span><text:span text:style-name="T1">c</text:span><text:span text:style-name="T1">hi</text:span><text:span text:style-name="T1">ve</text:span><text:span text:style-name="T1">d </text:span><text:span text:style-name="T1">b</text:span><text:span text:style-name="T1">a</text:span><text:span text:style-name="T1">s</text:span><text:span text:style-name="T1">eli</text:span><text:span text:style-name="T1">n</text:span><text:span text:style-name="T1">e </text:span><text:span text:style-name="T1">a</text:span><text:span text:style-name="T1">n</text:span><text:span text:style-name="T1">d </text:span><text:span text:style-name="T1">d</text:span><text:span text:style-name="T1">at</text:span><text:span text:style-name="T1">a</text:span></text:p>
          </draw:text-box>
        </draw:frame>
        <draw:frame draw:style-name="gr21" draw:text-style-name="P8" xml:id="id77" draw:id="id77" draw:layer="layout" svg:width="6.306cm" svg:height="2.875cm" svg:x="-1.062cm" svg:y="18.199cm">
          <draw:text-box>
            <text:p><text:span text:style-name="T1">Ol</text:span><text:span text:style-name="T1">d </text:span><text:span text:style-name="T1">e</text:span><text:span text:style-name="T1">n</text:span><text:span text:style-name="T1">vi</text:span><text:span text:style-name="T1">ro</text:span><text:span text:style-name="T1">n</text:span><text:span text:style-name="T1">m</text:span><text:span text:style-name="T1">e</text:span><text:span text:style-name="T1">nt</text:span><text:span text:style-name="T1"><text:line-break/></text:span><text:span text:style-name="T1">N</text:span><text:span text:style-name="T1">e</text:span><text:span text:style-name="T1">w </text:span><text:span text:style-name="T1">s</text:span><text:span text:style-name="T1">of</text:span><text:span text:style-name="T1">t</text:span><text:span text:style-name="T1">w</text:span><text:span text:style-name="T1">ar</text:span><text:span text:style-name="T1">e </text:span><text:span text:style-name="T1">pr</text:span><text:span text:style-name="T1">o</text:span><text:span text:style-name="T1">d</text:span><text:span text:style-name="T1">u</text:span><text:span text:style-name="T1">ct</text:span><text:span text:style-name="T1"><text:line-break/></text:span><text:span text:style-name="T1">Ol</text:span><text:span text:style-name="T1">d </text:span><text:span text:style-name="T1">s</text:span><text:span text:style-name="T1">of</text:span><text:span text:style-name="T1">t</text:span><text:span text:style-name="T1">w</text:span><text:span text:style-name="T1">ar</text:span><text:span text:style-name="T1">e </text:span><text:span text:style-name="T1">pr</text:span><text:span text:style-name="T1">o</text:span><text:span text:style-name="T1">d</text:span><text:span text:style-name="T1">u</text:span><text:span text:style-name="T1">ct</text:span><text:span text:style-name="T1"><text:line-break/></text:span><text:span text:style-name="T1"> <text:s text:c="2"/></text:span><text:span text:style-name="T1">b</text:span><text:span text:style-name="T1">a</text:span><text:span text:style-name="T1">s</text:span><text:span text:style-name="T1">e </text:span><text:span text:style-name="T1">li</text:span><text:span text:style-name="T1">n</text:span><text:span text:style-name="T1">e </text:span><text:span text:style-name="T1">to </text:span><text:span text:style-name="T1">b</text:span><text:span text:style-name="T1">e </text:span><text:span text:style-name="T1">re</text:span><text:span text:style-name="T1">tir</text:span><text:span text:style-name="T1">e</text:span><text:span text:style-name="T1">d</text:span></text:p>
          </draw:text-box>
        </draw:frame>
        <draw:connector draw:style-name="gr22" draw:text-style-name="P9" draw:layer="layout" draw:type="line" svg:x1="5.244cm" svg:y1="19.636cm" svg:x2="9.015cm" svg:y2="19.636cm" draw:start-shape="id77" draw:start-glue-point="1" draw:end-shape="id78" draw:end-glue-point="3" svg:d="M5244 19636h3771" svg:viewBox="0 0 3772 1">
          <text:p/>
        </draw:connector>
        <draw:connector draw:style-name="gr23" draw:text-style-name="P9" draw:layer="layout" draw:type="line" svg:x1="13.46cm" svg:y1="19.636cm" svg:x2="16.937cm" svg:y2="19.636cm" draw:start-shape="id78" draw:start-glue-point="1" draw:end-shape="id79" draw:end-glue-point="3" svg:d="M13460 19636h3477" svg:viewBox="0 0 3478 1">
          <text:p/>
        </draw:connector>
        <draw:connector draw:style-name="gr24" draw:text-style-name="P9" draw:layer="layout" draw:type="line" svg:x1="11.237cm" svg:y1="16.247cm" svg:x2="11.237cm" svg:y2="18.493cm" draw:start-shape="id80" draw:start-glue-point="2" draw:end-shape="id78" draw:end-glue-point="0" svg:d="M11237 16247v2246" svg:viewBox="0 0 1 2247">
          <text:p/>
        </draw:connector>
        <draw:connector draw:style-name="gr25" draw:text-style-name="P9" draw:layer="layout" draw:type="line" svg:x1="11.237cm" svg:y1="22.785cm" svg:x2="11.237cm" svg:y2="20.779cm" draw:start-shape="id81" draw:start-glue-point="0" draw:end-shape="id78" svg:d="M11237 22785v-2006" svg:viewBox="0 0 1 2007">
          <text:p/>
        </draw:connector>
        <draw:frame draw:style-name="gr21" draw:text-style-name="P10" draw:layer="layout" svg:width="2.695cm" svg:height="0.907cm" svg:x="13.656cm" svg:y="18.759cm">
          <draw:text-box>
            <text:p><text:span text:style-name="T2">OUTPUT</text:span></text:p>
          </draw:text-box>
        </draw:frame>
        <draw:frame draw:style-name="gr21" draw:text-style-name="P10" draw:layer="layout" svg:width="2.149cm" svg:height="0.907cm" svg:x="5.557cm" svg:y="18.76cm">
          <draw:text-box>
            <text:p><text:span text:style-name="T2">INPUT</text:span></text:p>
          </draw:text-box>
        </draw:frame>
        <draw:frame draw:style-name="gr21" draw:text-style-name="P10" draw:layer="layout" svg:width="3.05cm" svg:height="0.907cm" svg:x="8.158cm" svg:y="16.961cm">
          <draw:text-box>
            <text:p><text:span text:style-name="T2">CONTROL</text:span></text:p>
          </draw:text-box>
        </draw:frame>
        <draw:frame draw:style-name="gr21" draw:text-style-name="P10" draw:layer="layout" svg:width="3.034cm" svg:height="0.907cm" svg:x="11.258cm" svg:y="21.062cm">
          <draw:text-box>
            <text:p><text:span text:style-name="T2">SUPPOR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1-17T12:58:03.469217225</meta:creation-date>
    <dc:date>2021-01-17T14:27:56.721063815</dc:date>
    <dc:creator>Isaac Griffith</dc:creator>
    <meta:editing-duration>PT23M11S</meta:editing-duration>
    <meta:editing-cycles>9</meta:editing-cycles>
    <meta:generator>LibreOffice/7.0.3.1$Linux_X86_64 LibreOffice_project/00$Build-1</meta:generator>
    <meta:document-statistic meta:object-count="212"/>
  </office:meta>
</office:document-meta>
</file>